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3.1299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4.6846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2.507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2.49pt solid #000000" fo:border-right="0.06pt solid #000000" fo:border-top="2.49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order-left="2.49pt solid #000000" fo:border-right="0.06pt solid #000000" fo:border-top="none"/>
    </style:style>
    <style:style style:name="ce4" style:family="table-cell" style:parent-style-name="Default">
      <style:table-cell-properties fo:border-bottom="0.06pt solid #000000" fo:border-left="2.49pt solid #000000" fo:border-right="0.06pt solid #000000" fo:border-top="none"/>
    </style:style>
    <style:style style:name="ce5" style:family="table-cell" style:parent-style-name="Default">
      <style:table-cell-properties fo:border-bottom="2.49pt solid #000000" fo:border-left="2.49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2.49pt solid #000000" fo:border-left="2.49pt solid #000000" fo:border-right="0.06pt solid #000000" fo:border-top="none"/>
    </style:style>
    <style:style style:name="ce7" style:family="table-cell" style:parent-style-name="Default">
      <style:table-cell-properties fo:border-bottom="0.06pt solid #000000" fo:border-left="0.06pt solid #000000" fo:border-right="0.06pt solid #000000" fo:border-top="2.49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0.06pt solid #000000" fo:border-right="0.06pt solid #000000" fo:border-top="none"/>
    </style:style>
    <style:style style:name="ce10" style:family="table-cell" style:parent-style-name="Default">
      <style:table-cell-properties fo:border-bottom="0.06pt solid #000000" fo:border-left="0.06pt solid #000000" fo:border-right="0.06pt solid #000000" fo:border-top="none"/>
    </style:style>
    <style:style style:name="ce11"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2.49pt solid #000000" fo:border-left="0.06pt solid #000000" fo:border-right="0.06pt solid #000000" fo:border-top="none"/>
    </style:style>
    <style:style style:name="ce13"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00">
      <style:table-cell-properties fo:border="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table-cell-properties fo:border-bottom="2.49pt solid #000000" fo:border-left="0.06pt solid #000000" fo:border-right="0.06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2.49pt solid #000000" fo:border-left="0.06pt solid #000000" fo:border-right="0.06pt solid #000000" fo:border-top="none"/>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order-left="0.06pt solid #000000" fo:border-right="2.49pt solid #000000" fo:border-top="2.49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order-left="0.06pt solid #000000" fo:border-right="2.49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order-left="0.06pt solid #000000" fo:border-right="2.49pt solid #000000" fo:border-top="none"/>
    </style:style>
    <style:style style:name="ce22" style:family="table-cell" style:parent-style-name="Default">
      <style:table-cell-properties fo:border-bottom="0.06pt solid #000000" fo:border-left="0.06pt solid #000000" fo:border-right="2.49pt solid #000000" fo:border-top="none"/>
    </style:style>
    <style:style style:name="ce23" style:family="table-cell" style:parent-style-name="Default">
      <style:table-cell-properties fo:border-bottom="2.49pt solid #000000" fo:border-left="0.06pt solid #000000" fo:border-right="2.49pt solid #000000" fo:border-top="0.06pt solid #000000"/>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2.49pt solid #000000" fo:border-left="0.06pt solid #000000" fo:border-right="2.49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5" table:default-cell-style-name="ce8"/>
        <table:table-column table:style-name="co1" table:default-cell-style-name="ce9"/>
        <table:table-column table:style-name="co1" table:number-columns-repeated="2" table:default-cell-style-name="ce8"/>
        <table:table-column table:style-name="co1" table:number-columns-repeated="4" table:default-cell-style-name="ce14"/>
        <table:table-column table:style-name="co1" table:default-cell-style-name="ce8"/>
        <table:table-column table:style-name="co1" table:number-columns-repeated="2" table:default-cell-style-name="ce13"/>
        <table:table-column table:style-name="co1" table:default-cell-style-name="ce8"/>
        <table:table-column table:style-name="co1" table:number-columns-repeated="7" table:default-cell-style-name="ce13"/>
        <table:table-column table:style-name="co1" table:number-columns-repeated="9" table:default-cell-style-name="ce8"/>
        <table:table-column table:style-name="co1" table:default-cell-style-name="ce14"/>
        <table:table-column table:style-name="co1" table:default-cell-style-name="ce8"/>
        <table:table-column table:style-name="co1" table:default-cell-style-name="ce20"/>
        <table:table-row table:style-name="ro1">
          <table:table-cell table:style-name="ce1" office:value-type="string" calcext:value-type="string">
            <text:p>Key</text:p>
          </table:table-cell>
          <table:table-cell table:style-name="ce7" office:value-type="string" calcext:value-type="string">
            <text:p>FullName</text:p>
          </table:table-cell>
          <table:table-cell table:style-name="ce7" office:value-type="string" calcext:value-type="string">
            <text:p>ShortName</text:p>
          </table:table-cell>
          <table:table-cell table:style-name="ce7" office:value-type="string" calcext:value-type="string">
            <text:p>URL</text:p>
          </table:table-cell>
          <table:table-cell table:style-name="ce7" office:value-type="string" calcext:value-type="string">
            <text:p>ContactName</text:p>
          </table:table-cell>
          <table:table-cell table:style-name="ce7" office:value-type="string" calcext:value-type="string">
            <text:p>ContactEmail</text:p>
          </table:table-cell>
          <table:table-cell table:style-name="ce7" office:value-type="string" calcext:value-type="string">
            <text:p>HostedBy</text:p>
          </table:table-cell>
          <table:table-cell table:style-name="ce7" office:value-type="string" calcext:value-type="string">
            <text:p>MapCity</text:p>
          </table:table-cell>
          <table:table-cell table:style-name="ce7" office:value-type="string" calcext:value-type="string">
            <text:p>MapCountry</text:p>
          </table:table-cell>
          <table:table-cell table:style-name="ce7" office:value-type="string" calcext:value-type="string">
            <text:p>DateApplic</text:p>
          </table:table-cell>
          <table:table-cell table:style-name="ce7" office:value-type="string" calcext:value-type="string">
            <text:p>DateApproval</text:p>
          </table:table-cell>
          <table:table-cell table:style-name="ce7" office:value-type="string" calcext:value-type="string">
            <text:p>DateCertif</text:p>
          </table:table-cell>
          <table:table-cell table:style-name="ce7" office:value-type="string" calcext:value-type="string">
            <text:p>DateExpire</text:p>
          </table:table-cell>
          <table:table-cell table:style-name="ce7" office:value-type="string" calcext:value-type="string">
            <text:p>CompetenceArea</text:p>
          </table:table-cell>
          <table:table-cell table:style-name="ce7" office:value-type="string" calcext:value-type="string">
            <text:p>Audiences</text:p>
          </table:table-cell>
          <table:table-cell table:style-name="ce7" office:value-type="string" calcext:value-type="string">
            <text:p>ServiceTypes</text:p>
          </table:table-cell>
          <table:table-cell table:style-name="ce7" office:value-type="string" calcext:value-type="string">
            <text:p>PortalLang</text:p>
          </table:table-cell>
          <table:table-cell table:style-name="ce7" office:value-type="string" calcext:value-type="string">
            <text:p>Languages</text:p>
          </table:table-cell>
          <table:table-cell table:style-name="ce7" office:value-type="string" calcext:value-type="string">
            <text:p>Modalities</text:p>
          </table:table-cell>
          <table:table-cell table:style-name="ce7" office:value-type="string" calcext:value-type="string">
            <text:p>LingTopics</text:p>
          </table:table-cell>
          <table:table-cell table:style-name="ce7" office:value-type="string" calcext:value-type="string">
            <text:p>LangProcessing</text:p>
          </table:table-cell>
          <table:table-cell table:style-name="ce7" office:value-type="string" calcext:value-type="string">
            <text:p>DataTypes</text:p>
          </table:table-cell>
          <table:table-cell table:style-name="ce7" office:value-type="string" calcext:value-type="string">
            <text:p>ResFamilies</text:p>
          </table:table-cell>
          <table:table-cell table:style-name="ce7" office:value-type="string" calcext:value-type="string">
            <text:p>GenericTopics</text:p>
          </table:table-cell>
          <table:table-cell table:style-name="ce7" office:value-type="string" calcext:value-type="string">
            <text:p>KeyWords</text:p>
          </table:table-cell>
          <table:table-cell table:style-name="ce7" office:value-type="string" calcext:value-type="string">
            <text:p>TdCIntro</text:p>
          </table:table-cell>
          <table:table-cell table:style-name="ce7" office:value-type="string" calcext:value-type="string">
            <text:p>TdCInterview</text:p>
          </table:table-cell>
          <table:table-cell table:style-name="ce7" office:value-type="string" calcext:value-type="string">
            <text:p>PID</text:p>
          </table:table-cell>
          <table:table-cell table:style-name="ce7" office:value-type="string" calcext:value-type="string">
            <text:p>CentReg</text:p>
          </table:table-cell>
          <table:table-cell table:style-name="ce7" office:value-type="string" calcext:value-type="string">
            <text:p>Status</text:p>
          </table:table-cell>
          <table:table-cell table:style-name="ce7" office:value-type="string" calcext:value-type="string">
            <text:p>ActionType</text:p>
          </table:table-cell>
          <table:table-cell table:style-name="ce7" office:value-type="string" calcext:value-type="string">
            <text:p>ActionDate</text:p>
          </table:table-cell>
          <table:table-cell table:style-name="ce7" office:value-type="string" calcext:value-type="string">
            <text:p>DBname</text:p>
          </table:table-cell>
          <table:table-cell table:style-name="ce7" office:value-type="string" calcext:value-type="string">
            <text:p>Updated</text:p>
          </table:table-cell>
          <table:table-cell table:style-name="ce7" office:value-type="string" calcext:value-type="string">
            <text:p>UniqID</text:p>
          </table:table-cell>
          <table:table-cell table:style-name="ce19" office:value-type="string" calcext:value-type="string">
            <text:p>Password</text:p>
          </table:table-cell>
        </table:table-row>
        <table:table-row table:style-name="ro2">
          <table:table-cell office:value-type="float" office:value="101" calcext:value-type="float">
            <text:p>101</text:p>
          </table:table-cell>
          <table:table-cell office:value-type="string" calcext:value-type="string">
            <text:p>Spanish CLARIN Knowledge Centre</text:p>
          </table:table-cell>
          <table:table-cell office:value-type="string" calcext:value-type="string">
            <text:p>Spanish-K-centre</text:p>
          </table:table-cell>
          <table:table-cell office:value-type="string" calcext:value-type="string">
            <text:p>http://clarin-es.org/en/</text:p>
          </table:table-cell>
          <table:table-cell office:value-type="string" calcext:value-type="string">
            <text:p>Nuria Bel and Mikel Iruskieta</text:p>
          </table:table-cell>
          <table:table-cell office:value-type="string" calcext:value-type="string">
            <text:p>nuria.bel@upf.edu,mikel.iruskieta@ehu.eus</text:p>
          </table:table-cell>
          <table:table-cell table:style-name="ce13" office:value-type="string" calcext:value-type="string">
            <text:p>(1) CLARIN Competence Centre IULA-UPF and HDLab@UPF (Universitat Pompeu Fabra, Barcelona), Spain;</text:p>
            <text:p>(2) HiTZ - Basque Center for Language Technology (University of the Basque Country, Donostia), Spain;</text:p>
            <text:p>(3) ILG - Instituto da Lingua Galega (Universidade de Santiago de Compostela, Santiago de Compostela);</text:p>
            <text:p>(4) UNED - LINHD: Laboratorio de Innovacion de Humanidades Digitales (Universidad Nacional de Educacion a Distancia, Madrid), Spain</text:p>
          </table:table-cell>
          <table:table-cell office:value-type="string" calcext:value-type="string">
            <text:p>Barcelona</text:p>
          </table:table-cell>
          <table:table-cell office:value-type="string" calcext:value-type="string">
            <text:p>ES</text:p>
          </table:table-cell>
          <table:table-cell table:style-name="ce8" office:value-type="string" calcext:value-type="string">
            <text:p>2015-00-00</text:p>
          </table:table-cell>
          <table:table-cell office:value-type="string" calcext:value-type="string">
            <text:p>2015-02-25</text:p>
          </table:table-cell>
          <table:table-cell office:value-type="string" calcext:value-type="string">
            <text:p>2021-11-29</text:p>
          </table:table-cell>
          <table:table-cell office:value-type="string" calcext:value-type="string">
            <text:p>2024-11-28</text:p>
          </table:table-cell>
          <table:table-cell office:value-type="string" calcext:value-type="string">
            <text:p>The Spanish CLARIN K-Centre aims to provide knowledge, services, consultancy and specialized web services to the Humanities and Social Science research communities. Our web services and consultancy is about how to use and research with basic tools that can handle and exploit textual data at least in the four (co)official languages (Spanish, Catalan, Galician, Basque) and English, which is one of the most important sources of information for many HSC disciplines.</text:p>
          </table:table-cell>
          <table:table-cell table:style-name="ce8" office:value-type="string" calcext:value-type="string">
            <text:p>- Researchers from Humanities and Social Sciences (and beyond) interested in Spanish, Basque, Catalan and Galician</text:p>
          </table:table-cell>
          <table:table-cell office:value-type="string" calcext:value-type="string">
            <text:p>- Access to data;</text:p>
            <text:p>- Access to tools;</text:p>
            <text:p>- User assistance;</text:p>
            <text:p>- Training</text:p>
          </table:table-cell>
          <table:table-cell table:style-name="ce13" office:value-type="string" calcext:value-type="string">
            <text:p>- Spanish;</text:p>
            <text:p>- Basque;</text:p>
            <text:p>- Catalan;</text:p>
            <text:p>- Galician</text:p>
          </table:table-cell>
          <table:table-cell table:style-name="ce8"/>
          <table:table-cell table:style-name="ce8" office:value-type="string" calcext:value-type="string">
            <text:p>- Text</text:p>
          </table:table-cell>
          <table:table-cell office:value-type="string" calcext:value-type="string">
            <text:p>- general linguistics (phonology, morphology, syntax, semantics, pragmatics);</text:p>
            <text:p>- computational linguistics;</text:p>
            <text:p>- corpus linguistics;</text:p>
            <text:p>- applied linguistics;</text:p>
            <text:p>- stylistics</text:p>
          </table:table-cell>
          <table:table-cell office:value-type="string" calcext:value-type="string">
            <text:p>- morphology;</text:p>
            <text:p>- syntax;</text:p>
            <text:p>- semantics;</text:p>
            <text:p>- discourse</text:p>
          </table:table-cell>
          <table:table-cell office:value-type="string" calcext:value-type="string">
            <text:p>- Lexical databases: general, sentiment, NERC;</text:p>
            <text:p>- Syntax Tree banks;</text:p>
            <text:p>- Discourse Tree banks: correference, relational;</text:p>
            <text:p>- Spoken databases;</text:p>
            <text:p>- Semantic annotation: semantic roles, word sense;</text:p>
            <text:p>- Error annotation;</text:p>
            <text:p>- Image bank (wikimedia);</text:p>
            <text:p>- Conversational QA</text:p>
          </table:table-cell>
          <table:table-cell table:style-name="ce8"/>
          <table:table-cell office:value-type="string" calcext:value-type="string">
            <text:p>- Grammars;</text:p>
            <text:p>- Finite-State Applications;</text:p>
            <text:p>- Statistical Methods;</text:p>
            <text:p>- Neural Networks</text:p>
          </table:table-cell>
          <table:table-cell/>
          <table:table-cell office:value-type="string" calcext:value-type="string">
            <text:p>https://www.clarin.eu/blog/spanish-clarin-knowledge-centre</text:p>
          </table:table-cell>
          <table:table-cell office:value-type="string" calcext:value-type="string">
            <text:p>https://www.clarin.eu/blog/tour-de-clarin-jose-perez-navarro</text:p>
          </table:table-cell>
          <table:table-cell office:value-type="string" calcext:value-type="string">
            <text:p>https://hdl.handle.net/11372/DOC-159</text:p>
          </table:table-cell>
          <table:table-cell office:value-type="float" office:value="32" calcext:value-type="float">
            <text:p>32</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3 12:05:27</text:p>
          </table:table-cell>
          <table:table-cell office:value-type="float" office:value="228111241101" calcext:value-type="float">
            <text:p>228111241101</text:p>
          </table:table-cell>
          <table:table-cell/>
        </table:table-row>
        <table:table-row table:style-name="ro2">
          <table:table-cell office:value-type="float" office:value="103" calcext:value-type="float">
            <text:p>103</text:p>
          </table:table-cell>
          <table:table-cell office:value-type="string" calcext:value-type="string">
            <text:p>CLARIN Knowledge Centre for Treebanking</text:p>
          </table:table-cell>
          <table:table-cell office:value-type="string" calcext:value-type="string">
            <text:p>Treebanking</text:p>
          </table:table-cell>
          <table:table-cell office:value-type="string" calcext:value-type="string">
            <text:p>https://lindat.mff.cuni.cz/en/clarin-knowledge-centre</text:p>
          </table:table-cell>
          <table:table-cell office:value-type="string" calcext:value-type="string">
            <text:p>Koenraad De Smedt, Pavel Stra&amp;ncaron;ák</text:p>
          </table:table-cell>
          <table:table-cell office:value-type="string" calcext:value-type="string">
            <text:p>desmedt@uib.no,stranak@ufal.mff.cuni.cz</text:p>
          </table:table-cell>
          <table:table-cell table:style-name="ce13" office:value-type="string" calcext:value-type="string">
            <text:p>(1) INESS at CLARINO Bergen Centre, University of Bergen, Bergen, Norway;</text:p>
            <text:p>(2) LINDAT/CLARIAH-CZ, Charles University, Prague, Czech Republic</text:p>
          </table:table-cell>
          <table:table-cell office:value-type="string" calcext:value-type="string">
            <text:p>Bergen</text:p>
          </table:table-cell>
          <table:table-cell office:value-type="string" calcext:value-type="string">
            <text:p>NO</text:p>
          </table:table-cell>
          <table:table-cell table:style-name="ce8" office:value-type="string" calcext:value-type="string">
            <text:p>2015-00-00</text:p>
          </table:table-cell>
          <table:table-cell office:value-type="string" calcext:value-type="string">
            <text:p>2015-06-25</text:p>
          </table:table-cell>
          <table:table-cell office:value-type="string" calcext:value-type="string">
            <text:p>2021-11-29</text:p>
          </table:table-cell>
          <table:table-cell office:value-type="string" calcext:value-type="string">
            <text:p>2024-11-28</text:p>
          </table:table-cell>
          <table:table-cell office:value-type="string" calcext:value-type="string">
            <text:p>We can assist in making treebanks accessible and and searchable on our two websites. We provide documentation, guidelines and user support for the online exploration of the available treebanks. We can assist in the online construction of LFG treebanks as parsed corpora and in the online editing of Universal Dependency treebanks. We disseminate our knowledge through occasional tutorials and workshops on treebanking.</text:p>
          </table:table-cell>
          <table:table-cell office:value-type="string" calcext:value-type="string">
            <text:p>- Research groups and projects wishing to construct and deposit treebanks;</text:p>
            <text:p>- Researchers, developers and students wishing to explore treebanks</text:p>
          </table:table-cell>
          <table:table-cell office:value-type="string" calcext:value-type="string">
            <text:p>- Access to data;</text:p>
            <text:p>- Access to tools;</text:p>
            <text:p>- Helpdesk;</text:p>
            <text:p>- How-to documents;</text:p>
            <text:p>- User assistance;</text:p>
            <text:p>- Training</text:p>
          </table:table-cell>
          <table:table-cell/>
          <table:table-cell table:style-name="ce8"/>
          <table:table-cell office:value-type="string" calcext:value-type="string">
            <text:p>- Text;</text:p>
            <text:p>- Audio: transcript;</text:p>
            <text:p>- Video: sign language</text:p>
          </table:table-cell>
          <table:table-cell office:value-type="string" calcext:value-type="string">
            <text:p>- Syntax;</text:p>
            <text:p>- Morphology;</text:p>
            <text:p>- Semantics;</text:p>
            <text:p>- Pragmatics</text:p>
          </table:table-cell>
          <table:table-cell office:value-type="string" calcext:value-type="string">
            <text:p>- Building treebanks;</text:p>
            <text:p>- Editing treebanks;</text:p>
            <text:p>- Processing treebanks;</text:p>
            <text:p>- Disambiguating treebanks;</text:p>
            <text:p>- Parsing corpora;</text:p>
            <text:p>- Syntactic annotation;</text:p>
            <text:p>- Alignment of treebanks;</text:p>
            <text:p>- Integration of treebanks</text:p>
          </table:table-cell>
          <table:table-cell table:style-name="ce8" office:value-type="string" calcext:value-type="string">
            <text:p>- Treebanks</text:p>
          </table:table-cell>
          <table:table-cell table:style-name="ce8"/>
          <table:table-cell office:value-type="string" calcext:value-type="string">
            <text:p>- Formats;</text:p>
            <text:p>- Standards</text:p>
          </table:table-cell>
          <table:table-cell/>
          <table:table-cell office:value-type="string" calcext:value-type="string">
            <text:p>https://www.clarin.eu/blog/blog-post-clarin-knowledge-centre-treebanking</text:p>
          </table:table-cell>
          <table:table-cell office:value-type="string" calcext:value-type="string">
            <text:p>https://www.clarin.eu/blog/clarin-k-centre-treebanking-interview-helge-dyvik</text:p>
          </table:table-cell>
          <table:table-cell office:value-type="string" calcext:value-type="string">
            <text:p>https://hdl.handle.net/1839/00-DOCS.CLARIN.EU-114</text:p>
          </table:table-cell>
          <table:table-cell office:value-type="float" office:value="29" calcext:value-type="float">
            <text:p>29</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3 12:23:01</text:p>
          </table:table-cell>
          <table:table-cell office:value-type="float" office:value="227225216103" calcext:value-type="float">
            <text:p>227225216103</text:p>
          </table:table-cell>
          <table:table-cell/>
        </table:table-row>
        <table:table-row table:style-name="ro3">
          <table:table-cell office:value-type="float" office:value="104" calcext:value-type="float">
            <text:p>104</text:p>
          </table:table-cell>
          <table:table-cell office:value-type="string" calcext:value-type="string">
            <text:p>CLARIN Knowledge Centre for Speech Analysis</text:p>
          </table:table-cell>
          <table:table-cell office:value-type="string" calcext:value-type="string">
            <text:p>CLARIN-SPEECH</text:p>
          </table:table-cell>
          <table:table-cell office:value-type="string" calcext:value-type="string">
            <text:p>https://sweclarin.se/eng/centers/kth</text:p>
          </table:table-cell>
          <table:table-cell office:value-type="string" calcext:value-type="string">
            <text:p>Jens Edlund</text:p>
          </table:table-cell>
          <table:table-cell office:value-type="string" calcext:value-type="string">
            <text:p>edlund@speech.kth.se</text:p>
          </table:table-cell>
          <table:table-cell table:style-name="ce8" office:value-type="string" calcext:value-type="string">
            <text:p>(1) KTH Royal Institute of Technology, Division of Speech Music and Hearing, Stockholm, Sweden</text:p>
          </table:table-cell>
          <table:table-cell office:value-type="string" calcext:value-type="string">
            <text:p>Stockholm</text:p>
          </table:table-cell>
          <table:table-cell office:value-type="string" calcext:value-type="string">
            <text:p>SE</text:p>
          </table:table-cell>
          <table:table-cell office:value-type="string" calcext:value-type="string">
            <text:p>2015-11-18</text:p>
          </table:table-cell>
          <table:table-cell office:value-type="string" calcext:value-type="string">
            <text:p>2015-12-12</text:p>
          </table:table-cell>
          <table:table-cell office:value-type="string" calcext:value-type="string">
            <text:p>2021-11-02</text:p>
          </table:table-cell>
          <table:table-cell office:value-type="string" calcext:value-type="string">
            <text:p>2024-11-01</text:p>
          </table:table-cell>
          <table:table-cell office:value-type="string" calcext:value-type="string">
            <text:p>Technical advice on speech analysis relating to all aspects of speech technology, including speech science, speech applications, and speech in interaction.</text:p>
          </table:table-cell>
          <table:table-cell office:value-type="string" calcext:value-type="string">
            <text:p>- Archivists;</text:p>
            <text:p>- Computational linguists;</text:p>
            <text:p>- Computer scientists;</text:p>
            <text:p>- Historians;</text:p>
            <text:p>- Language teachers;</text:p>
            <text:p>- Librarians;</text:p>
            <text:p>- Linguists;</text:p>
            <text:p>- Phoneticians;</text:p>
            <text:p>- Speech Pathologists;</text:p>
            <text:p>- Sociologists;</text:p>
            <text:p>- Sociolinguists</text:p>
          </table:table-cell>
          <table:table-cell office:value-type="string" calcext:value-type="string">
            <text:p>- Access to Tools;</text:p>
            <text:p>- Helpdesk;</text:p>
            <text:p>- User assistance;</text:p>
            <text:p>- Training</text:p>
          </table:table-cell>
          <table:table-cell/>
          <table:table-cell office:value-type="string" calcext:value-type="string">
            <text:p>- English;</text:p>
            <text:p>- Swedish</text:p>
          </table:table-cell>
          <table:table-cell office:value-type="string" calcext:value-type="string">
            <text:p>- Audio: speech;</text:p>
            <text:p>- Audio-visual data;</text:p>
            <text:p>- Multimodality;</text:p>
            <text:p>- Sensor data;</text:p>
            <text:p>- Sensor data: biosignals;</text:p>
            <text:p>- Video: gestures</text:p>
          </table:table-cell>
          <table:table-cell office:value-type="string" calcext:value-type="string">
            <text:p>- Phonetics;</text:p>
            <text:p>- Speech pathology</text:p>
          </table:table-cell>
          <table:table-cell office:value-type="string" calcext:value-type="string">
            <text:p>- Speech analysis;</text:p>
            <text:p>- Speech modelling;</text:p>
            <text:p>- Speech processing;</text:p>
            <text:p>- Speech recognition;</text:p>
            <text:p>- Speech synthesis</text:p>
          </table:table-cell>
          <table:table-cell office:value-type="string" calcext:value-type="string">
            <text:p>- Acoustic and language models;</text:p>
            <text:p>- Biosignals related to spoken interaction;</text:p>
            <text:p>- Dictionaries;</text:p>
            <text:p>- Pronunciation data;</text:p>
            <text:p>- Vocabularies</text:p>
          </table:table-cell>
          <table:table-cell office:value-type="string" calcext:value-type="string">
            <text:p>- Oral history collections;</text:p>
            <text:p>- Parliamentary corpora</text:p>
          </table:table-cell>
          <table:table-cell office:value-type="string" calcext:value-type="string">
            <text:p>- ASR;</text:p>
            <text:p>- Data management;</text:p>
            <text:p>- Deep learning;</text:p>
            <text:p>- Evaluation;</text:p>
            <text:p>- Legal issues;</text:p>
            <text:p>- Tools;</text:p>
            <text:p>- Visualization</text:p>
          </table:table-cell>
          <table:table-cell table:number-columns-repeated="3"/>
          <table:table-cell office:value-type="string" calcext:value-type="string">
            <text:p>https://hdl.handle.net/1839/00-DOCS.CLARIN.EU-117</text:p>
          </table:table-cell>
          <table:table-cell office:value-type="float" office:value="57" calcext:value-type="float">
            <text:p>57</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4 13:43:06</text:p>
          </table:table-cell>
          <table:table-cell office:value-type="float" office:value="228111130104" calcext:value-type="float">
            <text:p>228111130104</text:p>
          </table:table-cell>
          <table:table-cell/>
        </table:table-row>
        <table:table-row table:style-name="ro2">
          <table:table-cell office:value-type="float" office:value="105" calcext:value-type="float">
            <text:p>105</text:p>
          </table:table-cell>
          <table:table-cell office:value-type="string" calcext:value-type="string">
            <text:p>CLARIN K-Centre DANSK - DANish helpdeSK</text:p>
          </table:table-cell>
          <table:table-cell office:value-type="string" calcext:value-type="string">
            <text:p>DANSK</text:p>
          </table:table-cell>
          <table:table-cell office:value-type="string" calcext:value-type="string">
            <text:p>https://info.clarin.dk/en/k-center/</text:p>
          </table:table-cell>
          <table:table-cell office:value-type="string" calcext:value-type="string">
            <text:p>Costanza Navarretta</text:p>
          </table:table-cell>
          <table:table-cell office:value-type="string" calcext:value-type="string">
            <text:p>costanza@hum.ku.dk</text:p>
          </table:table-cell>
          <table:table-cell table:style-name="ce13" office:value-type="string" calcext:value-type="string">
            <text:p>(1) Department of Nordic Studies and Linguistics (DNSL)(University of Copenhagen), Denmark;</text:p>
            <text:p>(2) Danish Language Council (DSN), Bogense, Denmark</text:p>
          </table:table-cell>
          <table:table-cell office:value-type="string" calcext:value-type="string">
            <text:p>Copenhagen</text:p>
          </table:table-cell>
          <table:table-cell office:value-type="string" calcext:value-type="string">
            <text:p>DK</text:p>
          </table:table-cell>
          <table:table-cell office:value-type="string" calcext:value-type="string">
            <text:p>2016-01-10</text:p>
          </table:table-cell>
          <table:table-cell office:value-type="string" calcext:value-type="string">
            <text:p>2016-03-10</text:p>
          </table:table-cell>
          <table:table-cell office:value-type="string" calcext:value-type="string">
            <text:p>2021-11-29</text:p>
          </table:table-cell>
          <table:table-cell office:value-type="string" calcext:value-type="string">
            <text:p>2024-11-28</text:p>
          </table:table-cell>
          <table:table-cell table:style-name="ce13" office:value-type="string" calcext:value-type="string">
            <text:p>- Danish language and Danish sign language;</text:p>
            <text:p>- Danish language resources;</text:p>
            <text:p>- language technology tools for Danish;</text:p>
            <text:p>- Natural language processing methods</text:p>
          </table:table-cell>
          <table:table-cell office:value-type="string" calcext:value-type="string">
            <text:p>- Linguists;</text:p>
            <text:p>- Computational linguists;</text:p>
            <text:p>- Sociolinguists;</text:p>
            <text:p>- Language and literature researchers;</text:p>
            <text:p>- Citizen scientists</text:p>
          </table:table-cell>
          <table:table-cell office:value-type="string" calcext:value-type="string">
            <text:p>- Helpdesk;</text:p>
            <text:p>- How-to documents</text:p>
          </table:table-cell>
          <table:table-cell office:value-type="string" calcext:value-type="string">
            <text:p>- Danish</text:p>
          </table:table-cell>
          <table:table-cell office:value-type="string" calcext:value-type="string">
            <text:p>- English;</text:p>
            <text:p>- Danish sign language</text:p>
          </table:table-cell>
          <table:table-cell office:value-type="string" calcext:value-type="string">
            <text:p>- Text;</text:p>
            <text:p>- Video: gestures;</text:p>
            <text:p>- Video: sign language</text:p>
          </table:table-cell>
          <table:table-cell office:value-type="string" calcext:value-type="string">
            <text:p>- morphology;</text:p>
            <text:p>- Syntax;</text:p>
            <text:p>- Semantics;</text:p>
            <text:p>- Pragmatics;</text:p>
            <text:p>- Lexicography;</text:p>
            <text:p>- Multimodality</text:p>
          </table:table-cell>
          <table:table-cell office:value-type="string" calcext:value-type="string">
            <text:p>- Tokenization;</text:p>
            <text:p>- PoS tagging;</text:p>
            <text:p>- Lemmatization;</text:p>
            <text:p>- Named entity tagging;</text:p>
            <text:p>- Parsing;</text:p>
            <text:p>- TEI annotation;</text:p>
            <text:p>- Corpus tools;</text:p>
            <text:p>- Natural language processing tools</text:p>
          </table:table-cell>
          <table:table-cell office:value-type="string" calcext:value-type="string">
            <text:p>- Text corpora;</text:p>
            <text:p>- Wordnets;</text:p>
            <text:p>- Lexica;</text:p>
            <text:p>- Multimodal annotations</text:p>
          </table:table-cell>
          <table:table-cell office:value-type="string" calcext:value-type="string">
            <text:p>- Historical corpora;</text:p>
            <text:p>- Literary corpora;</text:p>
            <text:p>- Parliamentary corpora;</text:p>
            <text:p>- Lexica</text:p>
          </table:table-cell>
          <table:table-cell office:value-type="string" calcext:value-type="string">
            <text:p>- Natural language processing;</text:p>
            <text:p>- Basic processing/annotation of corpora;</text:p>
            <text:p>- Data management;</text:p>
            <text:p>- Standards</text:p>
          </table:table-cell>
          <table:table-cell/>
          <table:table-cell office:value-type="string" calcext:value-type="string">
            <text:p>https://www.clarin.eu/blog/tour-de-clarin-danish-clarin-knowledge-centre-dansk</text:p>
          </table:table-cell>
          <table:table-cell office:value-type="string" calcext:value-type="string">
            <text:p>https://www.clarin.eu/blog/tour-de-clarin-interview-sidsel-boldsen</text:p>
          </table:table-cell>
          <table:table-cell office:value-type="string" calcext:value-type="string">
            <text:p>https://hdl.handle.net/1839/00-DOCS.CLARIN.EU-118</text:p>
          </table:table-cell>
          <table:table-cell office:value-type="float" office:value="14" calcext:value-type="float">
            <text:p>14</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6-16 11:56:14</text:p>
          </table:table-cell>
          <table:table-cell office:value-type="float" office:value="226160500105" calcext:value-type="float">
            <text:p>226160500105</text:p>
          </table:table-cell>
          <table:table-cell/>
        </table:table-row>
        <table:table-row table:style-name="ro4">
          <table:table-cell office:value-type="float" office:value="106" calcext:value-type="float">
            <text:p>106</text:p>
          </table:table-cell>
          <table:table-cell office:value-type="string" calcext:value-type="string">
            <text:p>CLARIN Knowledge Centre for Language Learning Analysis</text:p>
          </table:table-cell>
          <table:table-cell office:value-type="string" calcext:value-type="string">
            <text:p>CLARIN-Learn</text:p>
          </table:table-cell>
          <table:table-cell office:value-type="string" calcext:value-type="string">
            <text:p>https://talkbank.org/knowledge/</text:p>
          </table:table-cell>
          <table:table-cell office:value-type="string" calcext:value-type="string">
            <text:p>Brian MacWhinney</text:p>
          </table:table-cell>
          <table:table-cell office:value-type="string" calcext:value-type="string">
            <text:p>macw@cmu.edu</text:p>
          </table:table-cell>
          <table:table-cell table:style-name="ce8" office:value-type="string" calcext:value-type="string">
            <text:p>(1) Carnegie Mellon University, Pittsburgh, United States</text:p>
          </table:table-cell>
          <table:table-cell office:value-type="string" calcext:value-type="string">
            <text:p>Pittsburgh</text:p>
          </table:table-cell>
          <table:table-cell office:value-type="string" calcext:value-type="string">
            <text:p>US</text:p>
          </table:table-cell>
          <table:table-cell office:value-type="string" calcext:value-type="string">
            <text:p>2016-04-10</text:p>
          </table:table-cell>
          <table:table-cell office:value-type="string" calcext:value-type="string">
            <text:p>2016-05-15</text:p>
          </table:table-cell>
          <table:table-cell office:value-type="string" calcext:value-type="string">
            <text:p>2021-11-29</text:p>
          </table:table-cell>
          <table:table-cell office:value-type="string" calcext:value-type="string">
            <text:p>2024-11-28</text:p>
          </table:table-cell>
          <table:table-cell office:value-type="string" calcext:value-type="string">
            <text:p>Our centre is happy to provide advice on tools, corpora, and methods for the study of first and second language learning, conversational interactions, and a variety of language and developmental disabilities including aphasia, stuttering, TBI, dementia, and ASD.</text:p>
          </table:table-cell>
          <table:table-cell office:value-type="string" calcext:value-type="string">
            <text:p>- linguists;</text:p>
            <text:p>- psycholinguistics;</text:p>
            <text:p>- developmental psychologists;</text:p>
            <text:p>- computer scientists;</text:p>
            <text:p>- educators;</text:p>
            <text:p>- clinicians</text:p>
          </table:table-cell>
          <table:table-cell office:value-type="string" calcext:value-type="string">
            <text:p>- Access to data;</text:p>
            <text:p>- Access to tools;</text:p>
            <text:p>- Helpdesk;</text:p>
            <text:p>- How-to documents;</text:p>
            <text:p>- User forum;</text:p>
            <text:p>- Training</text:p>
          </table:table-cell>
          <table:table-cell/>
          <table:table-cell table:style-name="ce8" office:value-type="string" calcext:value-type="string">
            <text:p>- 35 languages, with a particularly wide coverage for child language</text:p>
          </table:table-cell>
          <table:table-cell office:value-type="string" calcext:value-type="string">
            <text:p>- Audio: speech;</text:p>
            <text:p>- Video: gestures</text:p>
          </table:table-cell>
          <table:table-cell office:value-type="string" calcext:value-type="string">
            <text:p>- language development;</text:p>
            <text:p>- conversation;</text:p>
            <text:p>- language disorders;</text:p>
            <text:p>- child language;</text:p>
            <text:p>- second language;</text:p>
            <text:p>- bilingualism;</text:p>
            <text:p>- conversations</text:p>
          </table:table-cell>
          <table:table-cell office:value-type="string" calcext:value-type="string">
            <text:p>- speech analysis;</text:p>
            <text:p>- archiving;</text:p>
            <text:p>- fluency;</text:p>
            <text:p>- lexical access</text:p>
          </table:table-cell>
          <table:table-cell office:value-type="string" calcext:value-type="string">
            <text:p>- Corpora, both text and multimodal;</text:p>
            <text:p>- clinical data</text:p>
          </table:table-cell>
          <table:table-cell table:style-name="ce8" table:number-columns-repeated="2"/>
          <table:table-cell/>
          <table:table-cell office:value-type="string" calcext:value-type="string">
            <text:p>https://www.clarin.eu/blog/talkbank-clarin-knowledge-centre</text:p>
          </table:table-cell>
          <table:table-cell office:value-type="string" calcext:value-type="string">
            <text:p>https://www.clarin.eu/blog/tour-de-clarin-interview-nan-bernstein-ratner</text:p>
          </table:table-cell>
          <table:table-cell office:value-type="string" calcext:value-type="string">
            <text:p>https://hdl.handle.net/1839/00-DOCS.CLARIN.EU-134</text:p>
          </table:table-cell>
          <table:table-cell office:value-type="float" office:value="18" calcext:value-type="float">
            <text:p>18</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3 14:25:18</text:p>
          </table:table-cell>
          <table:table-cell office:value-type="float" office:value="228110824106" calcext:value-type="float">
            <text:p>228110824106</text:p>
          </table:table-cell>
          <table:table-cell/>
        </table:table-row>
        <table:table-row table:style-name="ro2">
          <table:table-cell office:value-type="float" office:value="107" calcext:value-type="float">
            <text:p>107</text:p>
          </table:table-cell>
          <table:table-cell office:value-type="string" calcext:value-type="string">
            <text:p>CLARIN Knowledge Centre for The Languages of Sweden</text:p>
          </table:table-cell>
          <table:table-cell office:value-type="string" calcext:value-type="string">
            <text:p>SWELANG</text:p>
          </table:table-cell>
          <table:table-cell office:value-type="string" calcext:value-type="string">
            <text:p>https://www.isof.se/other-languages/english/clarin-knowledge-centre-for-the-languages-of-sweden-swelang</text:p>
          </table:table-cell>
          <table:table-cell office:value-type="string" calcext:value-type="string">
            <text:p>Rickard Domeij</text:p>
          </table:table-cell>
          <table:table-cell office:value-type="string" calcext:value-type="string">
            <text:p>Rickard.Domeij@isof.se</text:p>
          </table:table-cell>
          <table:table-cell table:style-name="ce8" office:value-type="string" calcext:value-type="string">
            <text:p>(1) The Language Council of Sweden, Institute of Language and folklore (ISOF), Stockholm, Sweden</text:p>
          </table:table-cell>
          <table:table-cell office:value-type="string" calcext:value-type="string">
            <text:p>Stockholm</text:p>
          </table:table-cell>
          <table:table-cell office:value-type="string" calcext:value-type="string">
            <text:p>SE</text:p>
          </table:table-cell>
          <table:table-cell table:style-name="ce8" office:value-type="string" calcext:value-type="string">
            <text:p>2016-00-00</text:p>
          </table:table-cell>
          <table:table-cell office:value-type="string" calcext:value-type="string">
            <text:p>2016-05-27</text:p>
          </table:table-cell>
          <table:table-cell office:value-type="string" calcext:value-type="string">
            <text:p>2021-11-02</text:p>
          </table:table-cell>
          <table:table-cell office:value-type="string" calcext:value-type="string">
            <text:p>2024-11-01</text:p>
          </table:table-cell>
          <table:table-cell office:value-type="string" calcext:value-type="string">
            <text:p>The SWELANG K-centre offers advice on the languages, dialects and other parts of the intangible cultural heritage of Sweden. The focus is on the use of digital language resources and tools for collecting, processing and making language data available for research and development.</text:p>
          </table:table-cell>
          <table:table-cell office:value-type="string" calcext:value-type="string">
            <text:p>- Students, teachers and researchers in social sciences and humanities with an interest in the languages of Sweden;</text:p>
            <text:p>- Representatives of cultural heritage institutions;</text:p>
            <text:p>- Citizen scientists;</text:p>
            <text:p>- More generally those who are interested in the use of NLP tools and services to explore collections of written and spoken material in Swedish.</text:p>
          </table:table-cell>
          <table:table-cell office:value-type="string" calcext:value-type="string">
            <text:p>- Access to data;</text:p>
            <text:p>- Access to tools;</text:p>
            <text:p>- FAQ;</text:p>
            <text:p>- Helpdesk;</text:p>
            <text:p>- Access to documentation;</text:p>
            <text:p>- Data processing on demand;</text:p>
            <text:p>- Depositing;</text:p>
            <text:p>- Technical support / user assistance</text:p>
          </table:table-cell>
          <table:table-cell office:value-type="string" calcext:value-type="string">
            <text:p>- Swedish</text:p>
          </table:table-cell>
          <table:table-cell office:value-type="string" calcext:value-type="string">
            <text:p>- Finnish;</text:p>
            <text:p>- Meänkieli;</text:p>
            <text:p>- Romani;</text:p>
            <text:p>- Yiddish;</text:p>
            <text:p>- Swedish sign language;</text:p>
            <text:p>- other languages in Sweden</text:p>
          </table:table-cell>
          <table:table-cell office:value-type="string" calcext:value-type="string">
            <text:p>- Audio: speech;</text:p>
            <text:p>- Audio-visual;</text:p>
            <text:p>- Multimodality;</text:p>
            <text:p>- Text;</text:p>
            <text:p>- Video: gestures;</text:p>
            <text:p>- Video: sign language</text:p>
          </table:table-cell>
          <table:table-cell office:value-type="string" calcext:value-type="string">
            <text:p>- Language policy and planning;</text:p>
            <text:p>- Language infrastructure;</text:p>
            <text:p>- Language resources;</text:p>
            <text:p>- Language technology;</text:p>
            <text:p>- Dialect studies;</text:p>
            <text:p>- Sociolinguistics;</text:p>
            <text:p>- Plain language and language comprehensibility;</text:p>
            <text:p>- Terminology - Lexicography</text:p>
          </table:table-cell>
          <table:table-cell office:value-type="string" calcext:value-type="string">
            <text:p>- Basic language processing;</text:p>
            <text:p>- Information extraction;</text:p>
            <text:p>- Topic modelling</text:p>
          </table:table-cell>
          <table:table-cell office:value-type="string" calcext:value-type="string">
            <text:p>- Dictionaries;</text:p>
            <text:p>- Term banks;</text:p>
            <text:p>- Translation memories</text:p>
          </table:table-cell>
          <table:table-cell office:value-type="string" calcext:value-type="string">
            <text:p>- Historical corpora;</text:p>
            <text:p>- Multimodal corpora;</text:p>
            <text:p>- Parallel corpora;</text:p>
            <text:p>- Spoken corpora;</text:p>
            <text:p>- Lexica;</text:p>
            <text:p>- Dictionaries;</text:p>
            <text:p>- Conceptual resources;</text:p>
            <text:p>- Glossaries - Wordlists</text:p>
          </table:table-cell>
          <table:table-cell office:value-type="string" calcext:value-type="string">
            <text:p>- Language policy and planning;</text:p>
            <text:p>- Swedish dialects;</text:p>
            <text:p>- Folkloristics;</text:p>
            <text:p>- Digital humanities;</text:p>
            <text:p>- Metadata;</text:p>
            <text:p>- OCR;</text:p>
            <text:p>- Machine learning;</text:p>
            <text:p>- Legal issues</text:p>
          </table:table-cell>
          <table:table-cell/>
          <table:table-cell office:value-type="string" calcext:value-type="string">
            <text:p>https://www.clarin.eu/blog/tour-de-clarin-clarin-knowledge-centre-languages-sweden</text:p>
          </table:table-cell>
          <table:table-cell office:value-type="string" calcext:value-type="string">
            <text:p>https://www.clarin.eu/blog/clarin-k-centre-languages-sweden-interview-susanne-nylund-skog</text:p>
          </table:table-cell>
          <table:table-cell office:value-type="string" calcext:value-type="string">
            <text:p>https://hdl.handle.net/1839/00-DOCS.CLARIN.EU-134</text:p>
          </table:table-cell>
          <table:table-cell office:value-type="float" office:value="56" calcext:value-type="float">
            <text:p>5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0-17 13:36:08</text:p>
          </table:table-cell>
          <table:table-cell office:value-type="float" office:value="228111325107" calcext:value-type="float">
            <text:p>228111325107</text:p>
          </table:table-cell>
          <table:table-cell/>
        </table:table-row>
        <table:table-row table:style-name="ro5">
          <table:table-cell office:value-type="float" office:value="108" calcext:value-type="float">
            <text:p>108</text:p>
          </table:table-cell>
          <table:table-cell office:value-type="string" calcext:value-type="string">
            <text:p>CLARIN Knowledge Centre for Multimodal and Sensor-based Data</text:p>
          </table:table-cell>
          <table:table-cell office:value-type="string" calcext:value-type="string">
            <text:p>CLARIN-MULTISENS</text:p>
          </table:table-cell>
          <table:table-cell office:value-type="string" calcext:value-type="string">
            <text:p>https://sweclarin.se/eng/centers/lund</text:p>
          </table:table-cell>
          <table:table-cell office:value-type="string" calcext:value-type="string">
            <text:p>Johan Frid</text:p>
          </table:table-cell>
          <table:table-cell office:value-type="string" calcext:value-type="string">
            <text:p>johan.frid@humlab.lu.se</text:p>
          </table:table-cell>
          <table:table-cell table:style-name="ce8" office:value-type="string" calcext:value-type="string">
            <text:p>(1) Lund University Humanities Lab at Lund University, Sweden</text:p>
          </table:table-cell>
          <table:table-cell office:value-type="string" calcext:value-type="string">
            <text:p>Lund</text:p>
          </table:table-cell>
          <table:table-cell office:value-type="string" calcext:value-type="string">
            <text:p>SE</text:p>
          </table:table-cell>
          <table:table-cell office:value-type="string" calcext:value-type="string">
            <text:p>2016-12-19</text:p>
          </table:table-cell>
          <table:table-cell office:value-type="string" calcext:value-type="string">
            <text:p>2017-02-12</text:p>
          </table:table-cell>
          <table:table-cell office:value-type="string" calcext:value-type="string">
            <text:p>2021-11-02</text:p>
          </table:table-cell>
          <table:table-cell office:value-type="string" calcext:value-type="string">
            <text:p>2024-11-01</text:p>
          </table:table-cell>
          <table:table-cell office:value-type="string" calcext:value-type="string">
            <text:p>CLARIN-MULTISENS provides advice on multimodal and sensor-based methods including EEG (Electroencephalography), eye-tracking, articulography, virtual reality, motion capture, and language related data such as audiovisual recordings and textual representations</text:p>
          </table:table-cell>
          <table:table-cell office:value-type="string" calcext:value-type="string">
            <text:p>- Linguists;</text:p>
            <text:p>- Behavioural and cultural scientists</text:p>
          </table:table-cell>
          <table:table-cell office:value-type="string" calcext:value-type="string">
            <text:p>- Depositing;</text:p>
            <text:p>- Helpdesk;</text:p>
            <text:p>- Technical support;</text:p>
            <text:p>- Training;</text:p>
            <text:p>- User assistance</text:p>
          </table:table-cell>
          <table:table-cell/>
          <table:table-cell office:value-type="string" calcext:value-type="string">
            <text:p>- Swedish;</text:p>
            <text:p>- English;</text:p>
            <text:p>- Austroasiatic languages</text:p>
          </table:table-cell>
          <table:table-cell office:value-type="string" calcext:value-type="string">
            <text:p>- Audio: speech;</text:p>
            <text:p>- Audio-visual;</text:p>
            <text:p>- Multimodality;</text:p>
            <text:p>- Sensor data;</text:p>
            <text:p>- Text;</text:p>
            <text:p>- Video: gestures</text:p>
          </table:table-cell>
          <table:table-cell office:value-type="string" calcext:value-type="string">
            <text:p>- Comparative and phylogenetic linguistics;</text:p>
            <text:p>- Dialect studies;</text:p>
            <text:p>- Field linguistics;</text:p>
            <text:p>- Language diversity;</text:p>
            <text:p>- Language learning;</text:p>
            <text:p>- Language production;</text:p>
            <text:p>- Neurolinguistics;</text:p>
            <text:p>- Phonetics;</text:p>
            <text:p>- Psycholinguistics</text:p>
          </table:table-cell>
          <table:table-cell office:value-type="string" calcext:value-type="string">
            <text:p>- Information extraction;</text:p>
            <text:p>- Keystroke logging;</text:p>
            <text:p>- Named entity recognition;</text:p>
            <text:p>- Text mining;</text:p>
            <text:p>- Visual prosody</text:p>
          </table:table-cell>
          <table:table-cell office:value-type="string" calcext:value-type="string">
            <text:p>- Dictionaries;</text:p>
            <text:p>- Language models;</text:p>
            <text:p>- Lexical and typological/morphosyntactic databases</text:p>
          </table:table-cell>
          <table:table-cell office:value-type="string" calcext:value-type="string">
            <text:p>- Historical corpora;</text:p>
            <text:p>- L2 learner corpora;</text:p>
            <text:p>- Manually annotated corpora;</text:p>
            <text:p>- Multimodal corpora;</text:p>
            <text:p>- Spoken corpora;</text:p>
            <text:p>- Oral history collections</text:p>
          </table:table-cell>
          <table:table-cell office:value-type="string" calcext:value-type="string">
            <text:p>- Multimodal and sensor-based methods;</text:p>
            <text:p>- EEG;</text:p>
            <text:p>- Eye-tracking;</text:p>
            <text:p>- Articulography;</text:p>
            <text:p>- Virtual reality;</text:p>
            <text:p>- Motion capture;</text:p>
            <text:p>- audio-visual-recording;</text:p>
            <text:p>- Working with GIS</text:p>
          </table:table-cell>
          <table:table-cell table:style-name="ce13" office:value-type="string" calcext:value-type="string">
            <text:p>- Interdisciplinary research;</text:p>
            <text:p>- Methodological know-how;</text:p>
            <text:p>- E-science</text:p>
          </table:table-cell>
          <table:table-cell office:value-type="string" calcext:value-type="string">
            <text:p>https://www.clarin.eu/blog/tour-de-clarin-lund-university-humanities-lab-knowledge-centre</text:p>
          </table:table-cell>
          <table:table-cell office:value-type="string" calcext:value-type="string">
            <text:p>https://www.clarin.eu/blog/tour-de-clarin-interview-gerd-carling</text:p>
          </table:table-cell>
          <table:table-cell office:value-type="string" calcext:value-type="string">
            <text:p>https://hdl.handle.net/11372/DOC-137</text:p>
          </table:table-cell>
          <table:table-cell office:value-type="float" office:value="42" calcext:value-type="float">
            <text:p>42</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1-29 14:54:09</text:p>
          </table:table-cell>
          <table:table-cell office:value-type="float" office:value="228111449108" calcext:value-type="float">
            <text:p>228111449108</text:p>
          </table:table-cell>
          <table:table-cell/>
        </table:table-row>
        <table:table-row table:style-name="ro3">
          <table:table-cell office:value-type="float" office:value="109" calcext:value-type="float">
            <text:p>109</text:p>
          </table:table-cell>
          <table:table-cell office:value-type="string" calcext:value-type="string">
            <text:p>CLARIN Knowledge Centre for Polish Language Technology</text:p>
          </table:table-cell>
          <table:table-cell office:value-type="string" calcext:value-type="string">
            <text:p>PolLinguaTec</text:p>
          </table:table-cell>
          <table:table-cell office:value-type="string" calcext:value-type="string">
            <text:p>http://kcentre.clarin-pl.eu/index.php</text:p>
          </table:table-cell>
          <table:table-cell office:value-type="string" calcext:value-type="string">
            <text:p>Jan Wieczorek</text:p>
          </table:table-cell>
          <table:table-cell office:value-type="string" calcext:value-type="string">
            <text:p>jan.wieczorek@pwr.edu.pl</text:p>
          </table:table-cell>
          <table:table-cell table:style-name="ce8" office:value-type="string" calcext:value-type="string">
            <text:p>(1) CLARIN-PL Language Technology Centre, a part of Department of Computational Intelligence, Faculty of Computer Science and Management, Wroclaw University of Science and Technology, Poland</text:p>
          </table:table-cell>
          <table:table-cell office:value-type="string" calcext:value-type="string">
            <text:p>Wroclaw</text:p>
          </table:table-cell>
          <table:table-cell office:value-type="string" calcext:value-type="string">
            <text:p>PL</text:p>
          </table:table-cell>
          <table:table-cell office:value-type="string" calcext:value-type="string">
            <text:p>2017-10-26</text:p>
          </table:table-cell>
          <table:table-cell office:value-type="string" calcext:value-type="string">
            <text:p>2017-11-20</text:p>
          </table:table-cell>
          <table:table-cell office:value-type="string" calcext:value-type="string">
            <text:p>2021-11-02</text:p>
          </table:table-cell>
          <table:table-cell office:value-type="string" calcext:value-type="string">
            <text:p>2024-11-01</text:p>
          </table:table-cell>
          <table:table-cell office:value-type="string" calcext:value-type="string">
            <text:p>Provides wide knowledge on the methods of natural language analysis with a special emphasis put on the analysis of Polish language. Offers support for all types of applications of Language Technology for Polish, both mono and multilingual ones.</text:p>
          </table:table-cell>
          <table:table-cell office:value-type="string" calcext:value-type="string">
            <text:p>- linguists;</text:p>
            <text:p>- computational linguists;</text:p>
            <text:p>- economists;</text:p>
            <text:p>- sociologists;</text:p>
            <text:p>- psychologists;</text:p>
            <text:p>- media researchers;</text:p>
            <text:p>- researchers of communication;</text:p>
            <text:p>- literature researchers</text:p>
          </table:table-cell>
          <table:table-cell office:value-type="string" calcext:value-type="string">
            <text:p>- Helpdesk;</text:p>
            <text:p>- Technical support;</text:p>
            <text:p>- Training</text:p>
          </table:table-cell>
          <table:table-cell office:value-type="string" calcext:value-type="string">
            <text:p>- Polish</text:p>
          </table:table-cell>
          <table:table-cell office:value-type="string" calcext:value-type="string">
            <text:p>- English;</text:p>
            <text:p>- German;</text:p>
            <text:p>- Russian;</text:p>
            <text:p>- Ukrainian;</text:p>
            <text:p>- Bulgarian;</text:p>
            <text:p>- Lithuanian;</text:p>
            <text:p>- French;</text:p>
            <text:p>- Spanish;</text:p>
            <text:p>- Hungarian;</text:p>
            <text:p>- Hebrew</text:p>
          </table:table-cell>
          <table:table-cell office:value-type="string" calcext:value-type="string">
            <text:p>- Audio: speech;</text:p>
            <text:p>- Text</text:p>
          </table:table-cell>
          <table:table-cell office:value-type="string" calcext:value-type="string">
            <text:p>- semantics;</text:p>
            <text:p>- morphology;</text:p>
            <text:p>- syntax;</text:p>
            <text:p>- phonetics;</text:p>
            <text:p>- discourse analysis;</text:p>
            <text:p>- stylistics;</text:p>
            <text:p>- phraseology;</text:p>
            <text:p>- lexicography;</text:p>
            <text:p>- terminology;</text:p>
            <text:p>- translation studies</text:p>
          </table:table-cell>
          <table:table-cell office:value-type="string" calcext:value-type="string">
            <text:p>- Polish language processing;</text:p>
            <text:p>- topic modeling;</text:p>
            <text:p>- stylometry;</text:p>
            <text:p>- speech recognition;</text:p>
            <text:p>- named entity recognition;</text:p>
            <text:p>- corpora creation and management;</text:p>
            <text:p>- parallel corpora;</text:p>
            <text:p>- wordnets;</text:p>
            <text:p>- text mining;</text:p>
            <text:p>- information extraction;</text:p>
            <text:p>- word sense disambiguation</text:p>
          </table:table-cell>
          <table:table-cell office:value-type="string" calcext:value-type="string">
            <text:p>- corpora;</text:p>
            <text:p>- dictionaries;</text:p>
            <text:p>- records of speech;</text:p>
            <text:p>- language models;</text:p>
            <text:p>- treebanks;</text:p>
            <text:p>- wordnets</text:p>
          </table:table-cell>
          <table:table-cell office:value-type="string" calcext:value-type="string">
            <text:p>- Literary corpora;</text:p>
            <text:p>- Newspaper corpora;</text:p>
            <text:p>- Parliamentary corpora;</text:p>
            <text:p>- Parallel corpora;</text:p>
            <text:p>- Spoken corpora</text:p>
          </table:table-cell>
          <table:table-cell office:value-type="string" calcext:value-type="string">
            <text:p>- Data management;</text:p>
            <text:p>- Legal issues;</text:p>
            <text:p>- Machine learning;</text:p>
            <text:p>- Metadata;</text:p>
            <text:p>- OCR;</text:p>
            <text:p>- Standards;</text:p>
            <text:p>- Language normalization;</text:p>
            <text:p>- Data acquisition;</text:p>
            <text:p>- Support in preparing grants' proposals</text:p>
          </table:table-cell>
          <table:table-cell/>
          <table:table-cell office:value-type="string" calcext:value-type="string">
            <text:p>https://www.clarin.eu/blog/tour-de-clarin-knowledge-centre-polish-language-technology</text:p>
          </table:table-cell>
          <table:table-cell office:value-type="string" calcext:value-type="string">
            <text:p>https://www.clarin.eu/blog/tour-de-clarin-interview-dominika-hadro</text:p>
          </table:table-cell>
          <table:table-cell office:value-type="string" calcext:value-type="string">
            <text:p>https://hdl.handle.net/11372/DOC-140</text:p>
          </table:table-cell>
          <table:table-cell office:value-type="float" office:value="25" calcext:value-type="float">
            <text:p>25</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04-20 16:52:14</text:p>
          </table:table-cell>
          <table:table-cell office:value-type="float" office:value="228111731109" calcext:value-type="float">
            <text:p>228111731109</text:p>
          </table:table-cell>
          <table:table-cell/>
        </table:table-row>
        <table:table-row table:style-name="ro6">
          <table:table-cell office:value-type="float" office:value="112" calcext:value-type="float">
            <text:p>112</text:p>
          </table:table-cell>
          <table:table-cell office:value-type="string" calcext:value-type="string">
            <text:p>IMPACT centre of competence - CLARIN K-centre in digitisation</text:p>
          </table:table-cell>
          <table:table-cell office:value-type="string" calcext:value-type="string">
            <text:p>IMPACT-CKC</text:p>
          </table:table-cell>
          <table:table-cell office:value-type="string" calcext:value-type="string">
            <text:p>https://www.digitisation.eu</text:p>
          </table:table-cell>
          <table:table-cell office:value-type="string" calcext:value-type="string">
            <text:p>Isabel Martínez Sempere</text:p>
          </table:table-cell>
          <table:table-cell office:value-type="string" calcext:value-type="string">
            <text:p>isabel.martinez@digitisation.eu</text:p>
          </table:table-cell>
          <table:table-cell table:style-name="ce13" office:value-type="string" calcext:value-type="string">
            <text:p>(1) Universidad de Alicante (UA), Alicante, Spain;</text:p>
            <text:p>(2) Instituut voor de Nederlandse Taal (INT), Leiden, The Netherlands;</text:p>
            <text:p>(3) Koninklijke Bibliotheek (KB), The Hague, The Netherlands;</text:p>
            <text:p>(4) Poznan Supercomputing and Networking Center (PSNC), Poznan, Poland;</text:p>
            <text:p>(5) The British Library (BL), London, United Kingdom;</text:p>
            <text:p>(6) Bibliothèque nationale de France (BnF), Paris, France;</text:p>
            <text:p>(7) Universidad de Guadalajara Mexico (UgG), Guadalajara, Mexico</text:p>
          </table:table-cell>
          <table:table-cell office:value-type="string" calcext:value-type="string">
            <text:p>Alicante</text:p>
          </table:table-cell>
          <table:table-cell office:value-type="string" calcext:value-type="string">
            <text:p>ES</text:p>
          </table:table-cell>
          <table:table-cell office:value-type="string" calcext:value-type="string">
            <text:p>2018-04-20</text:p>
          </table:table-cell>
          <table:table-cell office:value-type="string" calcext:value-type="string">
            <text:p>2018-12-04</text:p>
          </table:table-cell>
          <table:table-cell office:value-type="string" calcext:value-type="string">
            <text:p>2022-01-24</text:p>
          </table:table-cell>
          <table:table-cell office:value-type="string" calcext:value-type="string">
            <text:p>2025-01-23</text:p>
          </table:table-cell>
          <table:table-cell office:value-type="string" calcext:value-type="string">
            <text:p>IMPACT-CKC (IMPACT centre of competence - CLARIN K-centre in digitisation), as knowledge centre offers expertise and resources to institutions and researchers looking for advice in digitisation and related fields. The IMPACT-CKC resources include a collection of high quality images with associated ground truth, historical lexica for 10 languages, training materials and registries on tools, initiatives, datasets and competitions relevant to digitisation and related fields.</text:p>
          </table:table-cell>
          <table:table-cell office:value-type="string" calcext:value-type="string">
            <text:p>- researchers;</text:p>
            <text:p>- librarians;</text:p>
            <text:p>- archivists;</text:p>
            <text:p>- digital humanists;</text:p>
            <text:p>- computer scientists in topics related to digitisation</text:p>
          </table:table-cell>
          <table:table-cell office:value-type="string" calcext:value-type="string">
            <text:p>- Access to data;</text:p>
            <text:p>- Access to tools;</text:p>
            <text:p>- Training;</text:p>
            <text:p>- User assistance</text:p>
          </table:table-cell>
          <table:table-cell/>
          <table:table-cell office:value-type="string" calcext:value-type="string">
            <text:p>- Spanish;</text:p>
            <text:p>- English;</text:p>
            <text:p>- Polish;</text:p>
            <text:p>- French;</text:p>
            <text:p>- Dutch;</text:p>
            <text:p>- German;</text:p>
            <text:p>- Slovene;</text:p>
            <text:p>- Czech;</text:p>
            <text:p>- Latin;</text:p>
            <text:p>- Bulgarian</text:p>
          </table:table-cell>
          <table:table-cell office:value-type="string" calcext:value-type="string">
            <text:p>- Images;</text:p>
            <text:p>- Multimodality;</text:p>
            <text:p>- Text</text:p>
          </table:table-cell>
          <table:table-cell office:value-type="string" calcext:value-type="string">
            <text:p>- corpus linguistics;</text:p>
            <text:p>- diachronic language resources;</text:p>
            <text:p>- language learning</text:p>
          </table:table-cell>
          <table:table-cell office:value-type="string" calcext:value-type="string">
            <text:p>- basic language processing;</text:p>
            <text:p>- information extraction</text:p>
          </table:table-cell>
          <table:table-cell office:value-type="string" calcext:value-type="string">
            <text:p>- lexical data;</text:p>
            <text:p>- language models;</text:p>
            <text:p>- linked open data;</text:p>
            <text:p>- ontologies</text:p>
          </table:table-cell>
          <table:table-cell office:value-type="string" calcext:value-type="string">
            <text:p>- Historical corpora;</text:p>
            <text:p>- Literary corpora;</text:p>
            <text:p>- Manually annotated corpora;</text:p>
            <text:p>- Multimodal corpora;</text:p>
            <text:p>- Newspaper corpora;</text:p>
            <text:p>- Lexica;</text:p>
            <text:p>- Glossaries;</text:p>
            <text:p>- Normalization;</text:p>
            <text:p>- Named entity recognition;</text:p>
            <text:p>- Part-of-speech tagging and lemmatization</text:p>
          </table:table-cell>
          <table:table-cell office:value-type="string" calcext:value-type="string">
            <text:p>- OCR;</text:p>
            <text:p>- digitisation;</text:p>
            <text:p>- visualisation;</text:p>
            <text:p>- evaluation of tools</text:p>
          </table:table-cell>
          <table:table-cell/>
          <table:table-cell office:value-type="string" calcext:value-type="string">
            <text:p>https://www.clarin.eu/blog/tour-de-clarin-impact-ckc-k-centre</text:p>
          </table:table-cell>
          <table:table-cell office:value-type="string" calcext:value-type="string">
            <text:p>https://www.clarin.eu/blog/tour-de-clarin-interview-mikel-iruskieta</text:p>
          </table:table-cell>
          <table:table-cell office:value-type="string" calcext:value-type="string">
            <text:p>https://hdl.handle.net/11372/DOC-146</text:p>
          </table:table-cell>
          <table:table-cell office:value-type="float" office:value="52" calcext:value-type="float">
            <text:p>52</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1-27 17:50:56</text:p>
          </table:table-cell>
          <table:table-cell office:value-type="float" office:value="228111053112" calcext:value-type="float">
            <text:p>228111053112</text:p>
          </table:table-cell>
          <table:table-cell/>
        </table:table-row>
        <table:table-row table:style-name="ro5">
          <table:table-cell office:value-type="float" office:value="113" calcext:value-type="float">
            <text:p>113</text:p>
          </table:table-cell>
          <table:table-cell office:value-type="string" calcext:value-type="string">
            <text:p>Czech CLARIN Knowledge Centre for Corpus Linguistics</text:p>
          </table:table-cell>
          <table:table-cell office:value-type="string" calcext:value-type="string">
            <text:p>CorpLingCz</text:p>
          </table:table-cell>
          <table:table-cell office:value-type="string" calcext:value-type="string">
            <text:p>https://www.korpus.cz/clarin</text:p>
          </table:table-cell>
          <table:table-cell office:value-type="string" calcext:value-type="string">
            <text:p>Michal Kren</text:p>
          </table:table-cell>
          <table:table-cell office:value-type="string" calcext:value-type="string">
            <text:p>michal.kren@ff.cuni.cz</text:p>
          </table:table-cell>
          <table:table-cell table:style-name="ce8" office:value-type="string" calcext:value-type="string">
            <text:p>(1) Czech National Corpus, Prague, Czech Republic</text:p>
          </table:table-cell>
          <table:table-cell office:value-type="string" calcext:value-type="string">
            <text:p>Prague</text:p>
          </table:table-cell>
          <table:table-cell office:value-type="string" calcext:value-type="string">
            <text:p>CZ</text:p>
          </table:table-cell>
          <table:table-cell office:value-type="string" calcext:value-type="string">
            <text:p>2018-06-28</text:p>
          </table:table-cell>
          <table:table-cell office:value-type="string" calcext:value-type="string">
            <text:p>2018-12-04</text:p>
          </table:table-cell>
          <table:table-cell office:value-type="string" calcext:value-type="string">
            <text:p>2022-01-24</text:p>
          </table:table-cell>
          <table:table-cell office:value-type="string" calcext:value-type="string">
            <text:p>2025-01-23</text:p>
          </table:table-cell>
          <table:table-cell office:value-type="string" calcext:value-type="string">
            <text:p>Provides information, consulting and technical assistance on all topics related to corpus linguistics. This includes data formats, annotation, corpus querying, corpus linguistics methodology, statistical methods etc. Another specialization of the centre is empirical research on the Czech language.</text:p>
          </table:table-cell>
          <table:table-cell office:value-type="string" calcext:value-type="string">
            <text:p>- Computational linguists;</text:p>
            <text:p>- Computer scientists;</text:p>
            <text:p>- Language teachers;</text:p>
            <text:p>- Linguists;</text:p>
            <text:p>- Psycholinguists;</text:p>
            <text:p>- Sociolinguists</text:p>
          </table:table-cell>
          <table:table-cell office:value-type="string" calcext:value-type="string">
            <text:p>- Data processing on demand;</text:p>
            <text:p>- Helpdesk;</text:p>
            <text:p>- Technical support;</text:p>
            <text:p>- Training</text:p>
          </table:table-cell>
          <table:table-cell office:value-type="string" calcext:value-type="string">
            <text:p>- Czech</text:p>
          </table:table-cell>
          <table:table-cell table:style-name="ce8"/>
          <table:table-cell office:value-type="string" calcext:value-type="string">
            <text:p>- Audio: speech;</text:p>
            <text:p>- Text</text:p>
          </table:table-cell>
          <table:table-cell office:value-type="string" calcext:value-type="string">
            <text:p>- Applied linguistics;</text:p>
            <text:p>- Corpus linguistics;</text:p>
            <text:p>- Diachronic language studies;</text:p>
            <text:p>- Dialect studies;</text:p>
            <text:p>- Discourse;</text:p>
            <text:p>- Language learning</text:p>
          </table:table-cell>
          <table:table-cell office:value-type="string" calcext:value-type="string">
            <text:p>- Basic language processing;</text:p>
            <text:p>- Processing of morphologically rich languages</text:p>
          </table:table-cell>
          <table:table-cell table:style-name="ce8"/>
          <table:table-cell office:value-type="string" calcext:value-type="string">
            <text:p>- Computer-mediated communication corpora (social media);</text:p>
            <text:p>- Historical corpora;</text:p>
            <text:p>- L2 learner corpora;</text:p>
            <text:p>- Literary corpora;</text:p>
            <text:p>- Manually annotated corpora;</text:p>
            <text:p>- Newspaper corpora;</text:p>
            <text:p>- Parallel corpora;</text:p>
            <text:p>- Reference corpora;</text:p>
            <text:p>- Spoken corpora</text:p>
          </table:table-cell>
          <table:table-cell table:style-name="ce8"/>
          <table:table-cell/>
          <table:table-cell office:value-type="string" calcext:value-type="string">
            <text:p>https://www.clarin.eu/blog/tour-de-clarin-czech-clarin-knowledge-centre-corpus-linguistics</text:p>
          </table:table-cell>
          <table:table-cell office:value-type="string" calcext:value-type="string">
            <text:p>https://www.clarin.eu/blog/tour-de-clarin-interview-ondrej-tichy</text:p>
          </table:table-cell>
          <table:table-cell office:value-type="string" calcext:value-type="string">
            <text:p>https://hdl.handle.net/11372/DOC-147</text:p>
          </table:table-cell>
          <table:table-cell office:value-type="float" office:value="51" calcext:value-type="float">
            <text:p>51</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1-27 17:50:19</text:p>
          </table:table-cell>
          <table:table-cell office:value-type="float" office:value="228111414113" calcext:value-type="float">
            <text:p>228111414113</text:p>
          </table:table-cell>
          <table:table-cell/>
        </table:table-row>
        <table:table-row table:style-name="ro6">
          <table:table-cell office:value-type="float" office:value="114" calcext:value-type="float">
            <text:p>114</text:p>
          </table:table-cell>
          <table:table-cell office:value-type="string" calcext:value-type="string">
            <text:p>CLARIN Knowledge Centre for Swedish in a Multilingual Setting</text:p>
          </table:table-cell>
          <table:table-cell office:value-type="string" calcext:value-type="string">
            <text:p>CLARIN-SMS</text:p>
          </table:table-cell>
          <table:table-cell office:value-type="string" calcext:value-type="string">
            <text:p>https://sweclarin.se/eng/centers/sms</text:p>
          </table:table-cell>
          <table:table-cell office:value-type="string" calcext:value-type="string">
            <text:p>Mats Wirén</text:p>
          </table:table-cell>
          <table:table-cell office:value-type="string" calcext:value-type="string">
            <text:p>mats.wiren@ling.su.se</text:p>
          </table:table-cell>
          <table:table-cell table:style-name="ce13" office:value-type="string" calcext:value-type="string">
            <text:p>(1) Linköping University, Sweden;</text:p>
            <text:p>(2) Stockholm University, Sweden;</text:p>
            <text:p>(3) Uppsala University, Sweden</text:p>
          </table:table-cell>
          <table:table-cell office:value-type="string" calcext:value-type="string">
            <text:p>Stockholm</text:p>
          </table:table-cell>
          <table:table-cell office:value-type="string" calcext:value-type="string">
            <text:p>SE</text:p>
          </table:table-cell>
          <table:table-cell office:value-type="string" calcext:value-type="string">
            <text:p>2018-11-12</text:p>
          </table:table-cell>
          <table:table-cell office:value-type="string" calcext:value-type="string">
            <text:p>2019-01-16</text:p>
          </table:table-cell>
          <table:table-cell office:value-type="string" calcext:value-type="string">
            <text:p>2022-03-08</text:p>
          </table:table-cell>
          <table:table-cell office:value-type="string" calcext:value-type="string">
            <text:p>2025-03-07</text:p>
          </table:table-cell>
          <table:table-cell office:value-type="string" calcext:value-type="string">
            <text:p>Language technology and resources for Swedish, Swedish Sign Language, and multilingual settings. Expertise in the processing of parallel corpora including alignment and machine translation, pretrained language models, cross-linguistically consistent annotation within the framework of Universal Dependencies, and computation and evaluation of measures of text complexity.</text:p>
          </table:table-cell>
          <table:table-cell office:value-type="string" calcext:value-type="string">
            <text:p>- Linguists;</text:p>
            <text:p>- Phoneticians;</text:p>
            <text:p>- Psycholinguists;</text:p>
            <text:p>- Historians;</text:p>
            <text:p>- Literary scientists;</text:p>
            <text:p>- Art historians;</text:p>
            <text:p>- Digital humanities researchers;</text:p>
            <text:p>- Economists;</text:p>
            <text:p>- General public</text:p>
          </table:table-cell>
          <table:table-cell office:value-type="string" calcext:value-type="string">
            <text:p>- Helpdesk;</text:p>
            <text:p>- Technical support;</text:p>
            <text:p>- Training;</text:p>
            <text:p>- User assistance</text:p>
          </table:table-cell>
          <table:table-cell/>
          <table:table-cell office:value-type="string" calcext:value-type="string">
            <text:p>- Swedish;</text:p>
            <text:p>- Swedish Sign Language;</text:p>
            <text:p>- English;</text:p>
            <text:p>- Expertise in linguistic diversity and multilingual applications</text:p>
          </table:table-cell>
          <table:table-cell office:value-type="string" calcext:value-type="string">
            <text:p>- Audio: speech;</text:p>
            <text:p>- Text;</text:p>
            <text:p>- Video: sign language</text:p>
          </table:table-cell>
          <table:table-cell office:value-type="string" calcext:value-type="string">
            <text:p>- Computational linguistics;</text:p>
            <text:p>- Language diversity;</text:p>
            <text:p>- Field linguistics;</text:p>
            <text:p>- Language learning;</text:p>
            <text:p>- Neurolinguistics;</text:p>
            <text:p>- Phonetics;</text:p>
            <text:p>- Phonology;</text:p>
            <text:p>- Pragmatics;</text:p>
            <text:p>- Psycholinguistics;</text:p>
            <text:p>- Semantics</text:p>
          </table:table-cell>
          <table:table-cell office:value-type="string" calcext:value-type="string">
            <text:p>- Language processing pipelines;</text:p>
            <text:p>- Part-of-speech tagging;</text:p>
            <text:p>- Named entity recognition;</text:p>
            <text:p>- Syntactic parsing;</text:p>
            <text:p>- Machine translation;</text:p>
            <text:p>- Processing of discourse relations;</text:p>
            <text:p>- Pretrained models;</text:p>
            <text:p>- Text simplification</text:p>
          </table:table-cell>
          <table:table-cell office:value-type="string" calcext:value-type="string">
            <text:p>- Parallel corpora;</text:p>
            <text:p>- Treebanks;</text:p>
            <text:p>- Language models;</text:p>
            <text:p>- Typological databases;</text:p>
            <text:p>- Text;</text:p>
            <text:p>- Video;</text:p>
            <text:p>- Audio</text:p>
          </table:table-cell>
          <table:table-cell table:style-name="ce8" office:value-type="string" calcext:value-type="string">
            <text:p>- L2 learner corpora</text:p>
          </table:table-cell>
          <table:table-cell office:value-type="string" calcext:value-type="string">
            <text:p>- Natural language processing;</text:p>
            <text:p>- Corpus annotation;</text:p>
            <text:p>- Machine learning;</text:p>
            <text:p>- Digital humanities</text:p>
          </table:table-cell>
          <table:table-cell table:number-columns-repeated="3"/>
          <table:table-cell office:value-type="string" calcext:value-type="string">
            <text:p>https://hdl.handle.net/11372/DOC-151</text:p>
          </table:table-cell>
          <table:table-cell office:value-type="float" office:value="53" calcext:value-type="float">
            <text:p>53</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6:54:18</text:p>
          </table:table-cell>
          <table:table-cell office:value-type="float" office:value="226161900114" calcext:value-type="float">
            <text:p>226161900114</text:p>
          </table:table-cell>
          <table:table-cell/>
        </table:table-row>
        <table:table-row table:style-name="ro4">
          <table:table-cell office:value-type="float" office:value="115" calcext:value-type="float">
            <text:p>115</text:p>
          </table:table-cell>
          <table:table-cell office:value-type="string" calcext:value-type="string">
            <text:p>CLARIN K-centre for Diachronic Language Resources</text:p>
          </table:table-cell>
          <table:table-cell office:value-type="string" calcext:value-type="string">
            <text:p>DiaRes</text:p>
          </table:table-cell>
          <table:table-cell office:value-type="string" calcext:value-type="string">
            <text:p>https://sweclarin.se/eng/centers/diares</text:p>
          </table:table-cell>
          <table:table-cell office:value-type="string" calcext:value-type="string">
            <text:p>Eva Pettersson</text:p>
          </table:table-cell>
          <table:table-cell office:value-type="string" calcext:value-type="string">
            <text:p>eva.pettersson@lingfil.uu.se</text:p>
          </table:table-cell>
          <table:table-cell table:style-name="ce13" office:value-type="string" calcext:value-type="string">
            <text:p>(1) Centre for Digital Humanities, University of Gothenburg, Sweden;</text:p>
            <text:p>(2) Department of Linguistics and Philology, Uppsala University, Sweden;</text:p>
            <text:p>(3) Riksarkivet (Swedish National Archives), Stockholm, Sweden;</text:p>
            <text:p>(4) Språkbanken (The Swedish Language Bank), University of Gothenburg, Sweden</text:p>
          </table:table-cell>
          <table:table-cell office:value-type="string" calcext:value-type="string">
            <text:p>Uppsala</text:p>
          </table:table-cell>
          <table:table-cell office:value-type="string" calcext:value-type="string">
            <text:p>SE</text:p>
          </table:table-cell>
          <table:table-cell office:value-type="string" calcext:value-type="string">
            <text:p>2018-11-12</text:p>
          </table:table-cell>
          <table:table-cell office:value-type="string" calcext:value-type="string">
            <text:p>2019-01-16</text:p>
          </table:table-cell>
          <table:table-cell office:value-type="string" calcext:value-type="string">
            <text:p>2022-03-08</text:p>
          </table:table-cell>
          <table:table-cell office:value-type="string" calcext:value-type="string">
            <text:p>2025-03-07</text:p>
          </table:table-cell>
          <table:table-cell office:value-type="string" calcext:value-type="string">
            <text:p>Diachrionic text collections, historical texts, and tools and resources for processing and analysing them</text:p>
          </table:table-cell>
          <table:table-cell office:value-type="string" calcext:value-type="string">
            <text:p>- researchers in the humanities, with an interest in different aspects of historical texts;</text:p>
            <text:p>- historians;</text:p>
            <text:p>- social scientists;</text:p>
            <text:p>- researchers in literature and history of ideas;</text:p>
            <text:p>- historical linguists;</text:p>
            <text:p>- computational linguists;</text:p>
            <text:p>- researchers working in the field of digital humanities</text:p>
          </table:table-cell>
          <table:table-cell office:value-type="string" calcext:value-type="string">
            <text:p>- Access to tools;</text:p>
            <text:p>- Technical support;</text:p>
            <text:p>- Web-hosting</text:p>
          </table:table-cell>
          <table:table-cell office:value-type="string" calcext:value-type="string">
            <text:p>- Swedish</text:p>
          </table:table-cell>
          <table:table-cell table:style-name="ce8"/>
          <table:table-cell table:style-name="ce8" office:value-type="string" calcext:value-type="string">
            <text:p>- Text</text:p>
          </table:table-cell>
          <table:table-cell table:style-name="ce8" office:value-type="string" calcext:value-type="string">
            <text:p>- Diachronic language studies</text:p>
          </table:table-cell>
          <table:table-cell table:style-name="ce8" office:value-type="string" calcext:value-type="string">
            <text:p>- Diachronic language processing</text:p>
          </table:table-cell>
          <table:table-cell table:style-name="ce8"/>
          <table:table-cell table:style-name="ce8" office:value-type="string" calcext:value-type="string">
            <text:p>- Normalization</text:p>
          </table:table-cell>
          <table:table-cell office:value-type="string" calcext:value-type="string">
            <text:p>- Diachronic corpora;</text:p>
            <text:p>- Natural language processing for historical text;</text:p>
            <text:p>- spelling normalization;</text:p>
            <text:p>- digital humanities</text:p>
          </table:table-cell>
          <table:table-cell table:number-columns-repeated="3"/>
          <table:table-cell office:value-type="string" calcext:value-type="string">
            <text:p>https://hdl.handle.net/11372/DOC-149</text:p>
          </table:table-cell>
          <table:table-cell office:value-type="float" office:value="54" calcext:value-type="float">
            <text:p>54</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7:05:53</text:p>
          </table:table-cell>
          <table:table-cell office:value-type="float" office:value="226162722115" calcext:value-type="float">
            <text:p>226162722115</text:p>
          </table:table-cell>
          <table:table-cell/>
        </table:table-row>
        <table:table-row table:style-name="ro7">
          <table:table-cell office:value-type="float" office:value="116" calcext:value-type="float">
            <text:p>116</text:p>
          </table:table-cell>
          <table:table-cell office:value-type="string" calcext:value-type="string">
            <text:p>CLARIN K-Centre for Terminology Resources and Translation Corpora</text:p>
          </table:table-cell>
          <table:table-cell office:value-type="string" calcext:value-type="string">
            <text:p>TRTC</text:p>
          </table:table-cell>
          <table:table-cell office:value-type="string" calcext:value-type="string">
            <text:p>http://trtc.univie.ac.at/</text:p>
          </table:table-cell>
          <table:table-cell office:value-type="string" calcext:value-type="string">
            <text:p>Vesna Lusicky</text:p>
          </table:table-cell>
          <table:table-cell office:value-type="string" calcext:value-type="string">
            <text:p>vesna.lusicky@univie.ac.at</text:p>
          </table:table-cell>
          <table:table-cell table:style-name="ce8" office:value-type="string" calcext:value-type="string">
            <text:p>(1) Centre for Translation Studies at the University of Vienna, Austria</text:p>
          </table:table-cell>
          <table:table-cell office:value-type="string" calcext:value-type="string">
            <text:p>Vienna</text:p>
          </table:table-cell>
          <table:table-cell office:value-type="string" calcext:value-type="string">
            <text:p>AT</text:p>
          </table:table-cell>
          <table:table-cell office:value-type="string" calcext:value-type="string">
            <text:p>2018-09-28</text:p>
          </table:table-cell>
          <table:table-cell office:value-type="string" calcext:value-type="string">
            <text:p>2019-01-16</text:p>
          </table:table-cell>
          <table:table-cell office:value-type="string" calcext:value-type="string">
            <text:p>2022-03-08</text:p>
          </table:table-cell>
          <table:table-cell office:value-type="string" calcext:value-type="string">
            <text:p>2025-03-07</text:p>
          </table:table-cell>
          <table:table-cell office:value-type="string" calcext:value-type="string">
            <text:p>The K-centre provides information and training to users on the preparation and documentation of translation-related resources, in particular terminology resources and translation corpora. This includes inquiries submitted to the Helpdesk related to tools, methods, data, and guidance in seeking further expert support. The service does not focus on language resources in particular languages, but is language independent.</text:p>
          </table:table-cell>
          <table:table-cell office:value-type="string" calcext:value-type="string">
            <text:p>- Terminologists;</text:p>
            <text:p>- Translation studies researchers;</text:p>
            <text:p>- Linguists;</text:p>
            <text:p>- Computational linguists;</text:p>
            <text:p>- Citizen scientists</text:p>
          </table:table-cell>
          <table:table-cell office:value-type="string" calcext:value-type="string">
            <text:p>- Helpdesk;</text:p>
            <text:p>- How-to documents;</text:p>
            <text:p>- Training</text:p>
          </table:table-cell>
          <table:table-cell/>
          <table:table-cell table:style-name="ce8"/>
          <table:table-cell office:value-type="string" calcext:value-type="string">
            <text:p>- Text</text:p>
          </table:table-cell>
          <table:table-cell office:value-type="string" calcext:value-type="string">
            <text:p>- Terminology;</text:p>
            <text:p>- Translation studies</text:p>
          </table:table-cell>
          <table:table-cell table:style-name="ce8" office:value-type="string" calcext:value-type="string">
            <text:p>- Machine translation</text:p>
          </table:table-cell>
          <table:table-cell office:value-type="string" calcext:value-type="string">
            <text:p>- Term banks;</text:p>
            <text:p>- Translation memories;</text:p>
            <text:p>- Translation corpora</text:p>
          </table:table-cell>
          <table:table-cell table:style-name="ce8" table:number-columns-repeated="2"/>
          <table:table-cell table:number-columns-repeated="3"/>
          <table:table-cell office:value-type="string" calcext:value-type="string">
            <text:p>https://hdl.handle.net/11372/DOC-150</text:p>
          </table:table-cell>
          <table:table-cell office:value-type="float" office:value="55" calcext:value-type="float">
            <text:p>55</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7:26:53</text:p>
          </table:table-cell>
          <table:table-cell office:value-type="float" office:value="226163038116" calcext:value-type="float">
            <text:p>226163038116</text:p>
          </table:table-cell>
          <table:table-cell/>
        </table:table-row>
        <table:table-row table:style-name="ro2">
          <table:table-cell office:value-type="float" office:value="117" calcext:value-type="float">
            <text:p>117</text:p>
          </table:table-cell>
          <table:table-cell office:value-type="string" calcext:value-type="string">
            <text:p>CLARIN Knowledge Centre for South Slavic languages</text:p>
          </table:table-cell>
          <table:table-cell office:value-type="string" calcext:value-type="string">
            <text:p>CLASSLA</text:p>
          </table:table-cell>
          <table:table-cell office:value-type="string" calcext:value-type="string">
            <text:p>http://www.clarin.si/info/k-centre/</text:p>
          </table:table-cell>
          <table:table-cell office:value-type="string" calcext:value-type="string">
            <text:p>Nikola Ljubeši&amp;cacute;</text:p>
          </table:table-cell>
          <table:table-cell office:value-type="string" calcext:value-type="string">
            <text:p>nikola.ljubesic@ijs.si</text:p>
          </table:table-cell>
          <table:table-cell table:style-name="ce13" office:value-type="string" calcext:value-type="string">
            <text:p>(1) Jožef Stefan Institute (CLARIN.SI), Ljubljana, Slovenia;</text:p>
            <text:p>(2) Institute of Croatian Language and Linguistics (IHJJ), Zagreb, Croatia;</text:p>
            <text:p>(3) Institute of Information and Communication Technologies (CLADA-BG), Sofia, Bulgaria</text:p>
          </table:table-cell>
          <table:table-cell office:value-type="string" calcext:value-type="string">
            <text:p>Ljubljana</text:p>
          </table:table-cell>
          <table:table-cell office:value-type="string" calcext:value-type="string">
            <text:p>SI</text:p>
          </table:table-cell>
          <table:table-cell office:value-type="string" calcext:value-type="string">
            <text:p>2018-12-05</text:p>
          </table:table-cell>
          <table:table-cell office:value-type="string" calcext:value-type="string">
            <text:p>2019-03-19</text:p>
          </table:table-cell>
          <table:table-cell office:value-type="string" calcext:value-type="string">
            <text:p>2022-03-19</text:p>
          </table:table-cell>
          <table:table-cell office:value-type="string" calcext:value-type="string">
            <text:p>2025-03-18</text:p>
          </table:table-cell>
          <table:table-cell office:value-type="string" calcext:value-type="string">
            <text:p>CLASSLA offers expertise on language resources and technologies for South Slavic languages. It provides information on freely available lexicons and corpora, which can be used in research in the social sciences and humanities. The CLASSLA pipeline allows researchers to perform language processing of their texts to produce their own corpora. The centre provides guidance in how to use the available resources and technologies in research.</text:p>
          </table:table-cell>
          <table:table-cell office:value-type="string" calcext:value-type="string">
            <text:p>- Computational linguists;</text:p>
            <text:p>- Computer scientists;</text:p>
            <text:p>- Citizen scientists;</text:p>
            <text:p>- Historians;</text:p>
            <text:p>- Language teachers;</text:p>
            <text:p>- Linguists;</text:p>
            <text:p>- Sociolinguists;</text:p>
            <text:p>- Sociologists</text:p>
          </table:table-cell>
          <table:table-cell office:value-type="string" calcext:value-type="string">
            <text:p>- FAQ;</text:p>
            <text:p>- Helpdesk;</text:p>
            <text:p>- Technical support;</text:p>
            <text:p>- Training</text:p>
          </table:table-cell>
          <table:table-cell table:style-name="ce13" office:value-type="string" calcext:value-type="string">
            <text:p>- Slovenian;</text:p>
            <text:p>- Slovene;</text:p>
            <text:p>- Croatian;</text:p>
            <text:p>- Bosnian;</text:p>
            <text:p>- Serbian;</text:p>
            <text:p>- Montenegrin;</text:p>
            <text:p>- Macedonian;</text:p>
            <text:p>- Bulgarian</text:p>
          </table:table-cell>
          <table:table-cell table:style-name="ce8"/>
          <table:table-cell office:value-type="string" calcext:value-type="string">
            <text:p>- Audio: speech;</text:p>
            <text:p>- Text</text:p>
          </table:table-cell>
          <table:table-cell office:value-type="string" calcext:value-type="string">
            <text:p>- Applied linguistics;</text:p>
            <text:p>- Dialect studies;</text:p>
            <text:p>- Sociolinguistics</text:p>
          </table:table-cell>
          <table:table-cell office:value-type="string" calcext:value-type="string">
            <text:p>- Basic language processing;</text:p>
            <text:p>- Information extraction;</text:p>
            <text:p>- Language understanding;</text:p>
            <text:p>- Named entity recognition;</text:p>
            <text:p>- Processing of morphologically rich languages;</text:p>
            <text:p>- Speech recognition</text:p>
          </table:table-cell>
          <table:table-cell office:value-type="string" calcext:value-type="string">
            <text:p>- Manually annotated datasets;</text:p>
            <text:p>- Corpora;</text:p>
            <text:p>- Language models;</text:p>
            <text:p>- Treebanks</text:p>
          </table:table-cell>
          <table:table-cell office:value-type="string" calcext:value-type="string">
            <text:p>- Computer-mediated communication corpora (social media);</text:p>
            <text:p>- Historical corpora;</text:p>
            <text:p>- Literary corpora;</text:p>
            <text:p>- Newspaper corpora;</text:p>
            <text:p>- Web corpora;</text:p>
            <text:p>- Parliamentary corpora</text:p>
          </table:table-cell>
          <table:table-cell office:value-type="string" calcext:value-type="string">
            <text:p>- Evaluation of tools;</text:p>
            <text:p>- Machine learning;</text:p>
            <text:p>- Deep learning</text:p>
          </table:table-cell>
          <table:table-cell table:style-name="ce13" office:value-type="string" calcext:value-type="string">
            <text:p>- Processing of closely related languages;</text:p>
            <text:p>- Language variation;</text:p>
            <text:p>- Spatial language variation</text:p>
          </table:table-cell>
          <table:table-cell office:value-type="string" calcext:value-type="string">
            <text:p>https://www.clarin.eu/blog/tour-de-clarin-clarin-knowledge-centre-south-slavic-languages-classla</text:p>
          </table:table-cell>
          <table:table-cell office:value-type="string" calcext:value-type="string">
            <text:p>https://www.clarin.eu/blog/tour-de-clarin-interview-zrinka-kolakovic</text:p>
          </table:table-cell>
          <table:table-cell office:value-type="string" calcext:value-type="string">
            <text:p>https://hdl.handle.net/11372/DOC-153</text:p>
          </table:table-cell>
          <table:table-cell office:value-type="float" office:value="59" calcext:value-type="float">
            <text:p>59</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17 15:12:45</text:p>
          </table:table-cell>
          <table:table-cell office:value-type="float" office:value="228110955117" calcext:value-type="float">
            <text:p>228110955117</text:p>
          </table:table-cell>
          <table:table-cell/>
        </table:table-row>
        <table:table-row table:style-name="ro8">
          <table:table-cell office:value-type="float" office:value="121" calcext:value-type="float">
            <text:p>121</text:p>
          </table:table-cell>
          <table:table-cell office:value-type="string" calcext:value-type="string">
            <text:p>CLARIN Knowledge Centre for Belarusian Text and Speech Processing</text:p>
          </table:table-cell>
          <table:table-cell office:value-type="string" calcext:value-type="string">
            <text:p>K-BLP</text:p>
          </table:table-cell>
          <table:table-cell office:value-type="string" calcext:value-type="string">
            <text:p>https://clarin-belarus.corpus.by/</text:p>
          </table:table-cell>
          <table:table-cell office:value-type="string" calcext:value-type="string">
            <text:p>Yuras Hetsevich</text:p>
          </table:table-cell>
          <table:table-cell office:value-type="string" calcext:value-type="string">
            <text:p>yuras.hetsevich@gmail.com</text:p>
          </table:table-cell>
          <table:table-cell table:style-name="ce8" office:value-type="string" calcext:value-type="string">
            <text:p>(1) The United Institute of Informatics Problems of the National Academy of Sciences of Belarus</text:p>
          </table:table-cell>
          <table:table-cell office:value-type="string" calcext:value-type="string">
            <text:p>Minsk</text:p>
          </table:table-cell>
          <table:table-cell office:value-type="string" calcext:value-type="string">
            <text:p>BY</text:p>
          </table:table-cell>
          <table:table-cell office:value-type="string" calcext:value-type="string">
            <text:p>2020-01-27</text:p>
          </table:table-cell>
          <table:table-cell table:number-columns-repeated="2" office:value-type="string" calcext:value-type="string">
            <text:p>2020-02-10</text:p>
          </table:table-cell>
          <table:table-cell office:value-type="string" calcext:value-type="string">
            <text:p>2023-02-09</text:p>
          </table:table-cell>
          <table:table-cell office:value-type="string" calcext:value-type="string">
            <text:p>Knowledge about text and speech processing of Belarusian and other languages; Knowledge about Belarusian language learning; - Tools and resources for text and speech processing for Belarusian and other languages</text:p>
          </table:table-cell>
          <table:table-cell office:value-type="string" calcext:value-type="string">
            <text:p>- Computational linguists;</text:p>
            <text:p>- Computer scientists;</text:p>
            <text:p>- Linguists;</text:p>
            <text:p>- Historians;</text:p>
            <text:p>- Language teachers;</text:p>
            <text:p>- Library staff;</text:p>
            <text:p>- Sociolinguists;</text:p>
            <text:p>- Sociologists;</text:p>
            <text:p>- Programmers;</text:p>
            <text:p>- Archivists;</text:p>
            <text:p>- Citizen scientists</text:p>
          </table:table-cell>
          <table:table-cell office:value-type="string" calcext:value-type="string">
            <text:p>- How-to documents;</text:p>
            <text:p>- Technical support</text:p>
          </table:table-cell>
          <table:table-cell office:value-type="string" calcext:value-type="string">
            <text:p>- Belarusian</text:p>
          </table:table-cell>
          <table:table-cell office:value-type="string" calcext:value-type="string">
            <text:p>- Russian;</text:p>
            <text:p>- English;</text:p>
            <text:p>- Morphologically rich languages</text:p>
          </table:table-cell>
          <table:table-cell office:value-type="string" calcext:value-type="string">
            <text:p>- Audio: speech;</text:p>
            <text:p>- Audio-visual;</text:p>
            <text:p>- Multimodality;</text:p>
            <text:p>- Text</text:p>
          </table:table-cell>
          <table:table-cell office:value-type="string" calcext:value-type="string">
            <text:p>- Applied linguistics;</text:p>
            <text:p>- Dialect studies;</text:p>
            <text:p>- Field linguistics;</text:p>
            <text:p>- Language learning;</text:p>
            <text:p>- Lexical studies;</text:p>
            <text:p>- Morphology;</text:p>
            <text:p>- Phonetics;</text:p>
            <text:p>- Phonology;</text:p>
            <text:p>- Syntax;</text:p>
            <text:p>- Pragmatics;</text:p>
            <text:p>- Semantics;</text:p>
            <text:p>- Terminology;</text:p>
            <text:p>- Translation studies</text:p>
          </table:table-cell>
          <table:table-cell office:value-type="string" calcext:value-type="string">
            <text:p>- Speech synthesis;</text:p>
            <text:p>- Speech recognition (word, intonation, emotion, pathology);</text:p>
            <text:p>- Text generation;</text:p>
            <text:p>- Characters and Words counting;</text:p>
            <text:p>- Information extraction;</text:p>
            <text:p>- Language generation;</text:p>
            <text:p>- Language understanding;</text:p>
            <text:p>- Machine translation;</text:p>
            <text:p>- Processing of morphologically rich languages;</text:p>
            <text:p>- Summarization;</text:p>
            <text:p>- Text mining;</text:p>
            <text:p>- Word sense disambiguation;</text:p>
            <text:p>- Basic language processing;</text:p>
            <text:p>- Dictionary Processing;</text:p>
            <text:p>- Lemmatization;</text:p>
            <text:p>- Part-of-Speech Tagging;</text:p>
            <text:p>- Spell-checking;</text:p>
            <text:p>- Transliteration (Convert from Cyrillic to Latin letters);</text:p>
            <text:p>- Homograph Identification;</text:p>
            <text:p>- Machine translation</text:p>
          </table:table-cell>
          <table:table-cell office:value-type="string" calcext:value-type="string">
            <text:p>- Dictionaries;</text:p>
            <text:p>- Language models;</text:p>
            <text:p>- Term banks (UDC Codes);</text:p>
            <text:p>- Typological databases;</text:p>
            <text:p>- Dialectological Maps</text:p>
          </table:table-cell>
          <table:table-cell office:value-type="string" calcext:value-type="string">
            <text:p>- Dictionaries;</text:p>
            <text:p>- Part-of-speech tagging and lemmatization</text:p>
          </table:table-cell>
          <table:table-cell office:value-type="string" calcext:value-type="string">
            <text:p>- Language use in specific domains (a legal document translation, UDC classification for libraries);</text:p>
            <text:p>- Working with maps</text:p>
          </table:table-cell>
          <table:table-cell table:style-name="ce13" office:value-type="string" calcext:value-type="string">
            <text:p>- Online platform;</text:p>
            <text:p>- Natural language processing</text:p>
          </table:table-cell>
          <table:table-cell table:number-columns-repeated="2"/>
          <table:table-cell office:value-type="string" calcext:value-type="string">
            <text:p>https://hdl.handle.net/11372/DOC-159</text:p>
          </table:table-cell>
          <table:table-cell office:value-type="float" office:value="67" calcext:value-type="float">
            <text:p>67</text:p>
          </table:table-cell>
          <table:table-cell office:value-type="string" calcext:value-type="string">
            <text:p>suspended</text:p>
          </table:table-cell>
          <table:table-cell table:number-columns-repeated="2"/>
          <table:table-cell office:value-type="string" calcext:value-type="string">
            <text:p>kcentres</text:p>
          </table:table-cell>
          <table:table-cell office:value-type="string" calcext:value-type="string">
            <text:p>2022-03-08 15:44:53</text:p>
          </table:table-cell>
          <table:table-cell office:value-type="float" office:value="304160221121" calcext:value-type="float">
            <text:p>304160221121</text:p>
          </table:table-cell>
          <table:table-cell/>
        </table:table-row>
        <table:table-row table:style-name="ro5">
          <table:table-cell office:value-type="float" office:value="122" calcext:value-type="float">
            <text:p>122</text:p>
          </table:table-cell>
          <table:table-cell office:value-type="string" calcext:value-type="string">
            <text:p>CLARIN K-Centre for Natural Language Processing in Greece</text:p>
          </table:table-cell>
          <table:table-cell office:value-type="string" calcext:value-type="string">
            <text:p>NLP:EL</text:p>
          </table:table-cell>
          <table:table-cell office:value-type="string" calcext:value-type="string">
            <text:p>https://www.clarin.gr/en/kcentre</text:p>
          </table:table-cell>
          <table:table-cell office:value-type="string" calcext:value-type="string">
            <text:p>Maria Gavrilidou</text:p>
          </table:table-cell>
          <table:table-cell office:value-type="string" calcext:value-type="string">
            <text:p>maria@athenarc.gr</text:p>
          </table:table-cell>
          <table:table-cell table:style-name="ce8" office:value-type="string" calcext:value-type="string">
            <text:p>(1) ATHENA RC / ILSP, Athens, Greece</text:p>
          </table:table-cell>
          <table:table-cell office:value-type="string" calcext:value-type="string">
            <text:p>Athens</text:p>
          </table:table-cell>
          <table:table-cell office:value-type="string" calcext:value-type="string">
            <text:p>GR</text:p>
          </table:table-cell>
          <table:table-cell office:value-type="string" calcext:value-type="string">
            <text:p>2020-03-26</text:p>
          </table:table-cell>
          <table:table-cell table:number-columns-repeated="2" office:value-type="string" calcext:value-type="string">
            <text:p>2020-04-21</text:p>
          </table:table-cell>
          <table:table-cell office:value-type="string" calcext:value-type="string">
            <text:p>2023-04-20</text:p>
          </table:table-cell>
          <table:table-cell table:style-name="ce13" office:value-type="string" calcext:value-type="string">
            <text:p>CLARIN K-Centre NLP:EL is an information service offering expertise and advice on (a) Language Technology for Greek, (b) on the issue of digital readiness of Greek (i.e. how ready is Greek for the digital age, as regards digital resources and language processing tools), and (c) on Greek Sign Language. It provides guidance for the development and annotation of language resources, for the findability, accessibility and use of existing language processing tools and web services, for the development of new technologies for language processing, as well as useful information and support regarding the fields of dynamic sign language synthesis, and special communication and interaction interfaces.;</text:p>
            <text:p>NLP:EL provides its services through two channels: it operates a helpdesk where users can address questions concerning the above issues. Besides responding to questions on these topics, it also provides informative material and documentation relevant to these issues; this material includes (but is not limited to) (i) scientific publications and presentations on Natural Language Processing (NLP) research and applications for Greek and Greek sign language, (ii) guides and tutorials on language processing tools and services for Greek and Greek sign language, (iii) direct connection to the specialized Sign Language Technologies website and (iv) direct connection to the CLARIN:EL infrastructure, where the users can find a catalogue of digital language resources and language processing tools, more detailed information and further training and dissemination material.</text:p>
          </table:table-cell>
          <table:table-cell office:value-type="string" calcext:value-type="string">
            <text:p>- Computational linguists;</text:p>
            <text:p>- Language Technology developers;</text:p>
            <text:p>- Language teachers;</text:p>
            <text:p>- Linguists;</text:p>
            <text:p>- Philologists;</text:p>
            <text:p>- Sign language community;</text:p>
            <text:p>- Political scientists;</text:p>
            <text:p>- Social Scientists;</text:p>
            <text:p>- Digital humanists</text:p>
          </table:table-cell>
          <table:table-cell office:value-type="string" calcext:value-type="string">
            <text:p>- Access to documentation;</text:p>
            <text:p>- Helpdesk;</text:p>
            <text:p>- How-to documents;</text:p>
            <text:p>- Training</text:p>
          </table:table-cell>
          <table:table-cell table:style-name="ce13" office:value-type="string" calcext:value-type="string">
            <text:p>- Greek;</text:p>
            <text:p>- Greek sign language</text:p>
          </table:table-cell>
          <table:table-cell table:style-name="ce8"/>
          <table:table-cell office:value-type="string" calcext:value-type="string">
            <text:p>- Text;</text:p>
            <text:p>- Video: gestures;</text:p>
            <text:p>- Video: sign language</text:p>
          </table:table-cell>
          <table:table-cell office:value-type="string" calcext:value-type="string">
            <text:p>- Lexicography;</text:p>
            <text:p>- Morphology;</text:p>
            <text:p>- Syntax;</text:p>
            <text:p>- Terminology;</text:p>
            <text:p>- Corpus linguistics</text:p>
          </table:table-cell>
          <table:table-cell office:value-type="string" calcext:value-type="string">
            <text:p>- Language processing;</text:p>
            <text:p>- Processing of morphologically rich languages;</text:p>
            <text:p>- Information extraction;</text:p>
            <text:p>- Named entity recognition;</text:p>
            <text:p>- Text mining;</text:p>
            <text:p>- Machine translation;</text:p>
            <text:p>- Sign language technologies;</text:p>
            <text:p>- Speech recognition;</text:p>
            <text:p>- Speech synthesis</text:p>
          </table:table-cell>
          <table:table-cell office:value-type="string" calcext:value-type="string">
            <text:p>- Translation memories;</text:p>
            <text:p>- Term banks;</text:p>
            <text:p>- Treebanks;</text:p>
            <text:p>- Lexical conceptual resources;</text:p>
            <text:p>- Dictionaries;</text:p>
            <text:p>- Ontologies;</text:p>
            <text:p>- Thesauri;</text:p>
            <text:p>- Language models</text:p>
          </table:table-cell>
          <table:table-cell office:value-type="string" calcext:value-type="string">
            <text:p>- Historical corpora;</text:p>
            <text:p>- Computer-mediated communication corpora (social media);</text:p>
            <text:p>- Newspaper corpora;</text:p>
            <text:p>- Parallel corpora;</text:p>
            <text:p>- Parliamentary corpora</text:p>
          </table:table-cell>
          <table:table-cell table:style-name="ce8"/>
          <table:table-cell/>
          <table:table-cell office:value-type="string" calcext:value-type="string">
            <text:p>https://www.clarin.eu/blog/nlpel-knowledge-centre-greek</text:p>
          </table:table-cell>
          <table:table-cell office:value-type="string" calcext:value-type="string">
            <text:p>https://www.clarin.eu/blog/tour-de-clarin-interview-titika-dimitroulia</text:p>
          </table:table-cell>
          <table:table-cell office:value-type="string" calcext:value-type="string">
            <text:p>https://hdl.handle.net/11372/DOC-158</text:p>
          </table:table-cell>
          <table:table-cell office:value-type="float" office:value="70" calcext:value-type="float">
            <text:p>70</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6-16 11:57:08</text:p>
          </table:table-cell>
          <table:table-cell office:value-type="float" office:value="330124100122" calcext:value-type="float">
            <text:p>330124100122</text:p>
          </table:table-cell>
          <table:table-cell/>
        </table:table-row>
        <table:table-row table:style-name="ro9">
          <table:table-cell office:value-type="float" office:value="123" calcext:value-type="float">
            <text:p>123</text:p>
          </table:table-cell>
          <table:table-cell office:value-type="string" calcext:value-type="string">
            <text:p>CORLI French CLARIN Knowledge Centre for Corpora, Languages and Interaction</text:p>
          </table:table-cell>
          <table:table-cell office:value-type="string" calcext:value-type="string">
            <text:p>CORLI-K-centre</text:p>
          </table:table-cell>
          <table:table-cell office:value-type="string" calcext:value-type="string">
            <text:p>https://corli.huma-num.fr/en/kcentre/</text:p>
          </table:table-cell>
          <table:table-cell office:value-type="string" calcext:value-type="string">
            <text:p>Céline Poudat, Christophe Parisse</text:p>
          </table:table-cell>
          <table:table-cell office:value-type="string" calcext:value-type="string">
            <text:p>celine.poudat@univ-cotedazur.fr,cparisse@parisnanterre.fr</text:p>
          </table:table-cell>
          <table:table-cell table:style-name="ce8" office:value-type="string" calcext:value-type="string">
            <text:p>(1) Huma-Num / CNRS UMS 3598, Paris, France</text:p>
          </table:table-cell>
          <table:table-cell office:value-type="string" calcext:value-type="string">
            <text:p>Paris</text:p>
          </table:table-cell>
          <table:table-cell office:value-type="string" calcext:value-type="string">
            <text:p>FR</text:p>
          </table:table-cell>
          <table:table-cell office:value-type="string" calcext:value-type="string">
            <text:p>2020-05-07</text:p>
          </table:table-cell>
          <table:table-cell table:number-columns-repeated="2" office:value-type="string" calcext:value-type="string">
            <text:p>2020-07-14</text:p>
          </table:table-cell>
          <table:table-cell office:value-type="string" calcext:value-type="string">
            <text:p>2023-07-13</text:p>
          </table:table-cell>
          <table:table-cell office:value-type="string" calcext:value-type="string">
            <text:p>Corpus linguistics with a special focus on the French language and the languages of France</text:p>
          </table:table-cell>
          <table:table-cell office:value-type="string" calcext:value-type="string">
            <text:p>- Linguists;</text:p>
            <text:p>- Sociolinguists;</text:p>
            <text:p>- Language teachers;</text:p>
            <text:p>- Computational linguists;</text:p>
            <text:p>- Literature;</text:p>
            <text:p>- Language diachrony</text:p>
          </table:table-cell>
          <table:table-cell table:style-name="ce8" office:value-type="string" calcext:value-type="string">
            <text:p>- How-to documents</text:p>
          </table:table-cell>
          <table:table-cell office:value-type="string" calcext:value-type="string">
            <text:p>- French</text:p>
          </table:table-cell>
          <table:table-cell office:value-type="string" calcext:value-type="string">
            <text:p>- LSF (French Sign Language);</text:p>
            <text:p>- Old French</text:p>
          </table:table-cell>
          <table:table-cell office:value-type="string" calcext:value-type="string">
            <text:p>- Audio: speech;</text:p>
            <text:p>- Audio-visual;</text:p>
            <text:p>- Text</text:p>
          </table:table-cell>
          <table:table-cell office:value-type="string" calcext:value-type="string">
            <text:p>- Format and tools for corpus studies;</text:p>
            <text:p>- Multilingual, multimodal corpora</text:p>
          </table:table-cell>
          <table:table-cell table:style-name="ce8" office:value-type="string" calcext:value-type="string">
            <text:p>- Corpus format and tools for creating and analysis corpora</text:p>
          </table:table-cell>
          <table:table-cell office:value-type="string" calcext:value-type="string">
            <text:p>- Text;</text:p>
            <text:p>- TEI;</text:p>
            <text:p>- Spoken language;</text:p>
            <text:p>- Video</text:p>
          </table:table-cell>
          <table:table-cell table:style-name="ce8"/>
          <table:table-cell table:style-name="ce8" office:value-type="string" calcext:value-type="string">
            <text:p>- Legal issues</text:p>
          </table:table-cell>
          <table:table-cell office:value-type="string" calcext:value-type="string">
            <text:p>- Continuous education</text:p>
          </table:table-cell>
          <table:table-cell office:value-type="string" calcext:value-type="string">
            <text:p>https://www.clarin.eu/blog/tour-de-clarin-french-clarin-knowledge-centre-corli-corpora-languages-and-interaction</text:p>
          </table:table-cell>
          <table:table-cell office:value-type="string" calcext:value-type="string">
            <text:p>https://www.clarin.eu/blog/tour-de-clarin-interview-thomas-gaillat</text:p>
          </table:table-cell>
          <table:table-cell office:value-type="string" calcext:value-type="string">
            <text:p>https://hdl.handle.net/11372/DOC-160</text:p>
          </table:table-cell>
          <table:table-cell office:value-type="float" office:value="27" calcext:value-type="float">
            <text:p>27</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3-07 17:49:04</text:p>
          </table:table-cell>
          <table:table-cell office:value-type="float" office:value="511090211123" calcext:value-type="float">
            <text:p>511090211123</text:p>
          </table:table-cell>
          <table:table-cell/>
        </table:table-row>
        <table:table-row table:style-name="ro9">
          <table:table-cell office:value-type="float" office:value="124" calcext:value-type="float">
            <text:p>124</text:p>
          </table:table-cell>
          <table:table-cell office:value-type="string" calcext:value-type="string">
            <text:p>CLARIN Knowledge Centre for Computer-Mediated Communication and Social Media Corpora</text:p>
          </table:table-cell>
          <table:table-cell office:value-type="string" calcext:value-type="string">
            <text:p>CKCMC</text:p>
          </table:table-cell>
          <table:table-cell office:value-type="string" calcext:value-type="string">
            <text:p>https://cmc-corpora.org/ckcmc</text:p>
          </table:table-cell>
          <table:table-cell office:value-type="string" calcext:value-type="string">
            <text:p>Egon Stemle</text:p>
          </table:table-cell>
          <table:table-cell office:value-type="string" calcext:value-type="string">
            <text:p>egon.stemle@eurac.edu</text:p>
          </table:table-cell>
          <table:table-cell table:style-name="ce13" office:value-type="string" calcext:value-type="string">
            <text:p>(1) Institute for Applied Linguistics, Eurac Research (IAL), Bolzano, Italy;</text:p>
            <text:p>(2) Formal Linguistics Laboratory (LLF), Paris, France;</text:p>
            <text:p>(3) Jožef Stefan Institute (IJS), Ljubljana, Slovenia;</text:p>
            <text:p>(4) Leibniz-Institute for the German Language (IDS), Mannheim, Germany</text:p>
          </table:table-cell>
          <table:table-cell office:value-type="string" calcext:value-type="string">
            <text:p>Bolzano</text:p>
          </table:table-cell>
          <table:table-cell office:value-type="string" calcext:value-type="string">
            <text:p>IT</text:p>
          </table:table-cell>
          <table:table-cell office:value-type="string" calcext:value-type="string">
            <text:p>2021-04-06</text:p>
          </table:table-cell>
          <table:table-cell table:number-columns-repeated="2" office:value-type="string" calcext:value-type="string">
            <text:p>2021-06-15</text:p>
          </table:table-cell>
          <table:table-cell office:value-type="string" calcext:value-type="string">
            <text:p>2024-06-14</text:p>
          </table:table-cell>
          <table:table-cell office:value-type="string" calcext:value-type="string">
            <text:p>The CLARIN Knowledge Centre for Computer-Mediated Communication and Social Media offers expertise on language resources and technologies for Computer-Mediated Communication and Social Media. Its basic activities are to (1) give researchers, students, and other interested parties information about the available resources, technologies, and community activities, (2) support interested parties in producing, modifying or publishing relevant resources and technologies and (3) organize training activities.</text:p>
          </table:table-cell>
          <table:table-cell office:value-type="string" calcext:value-type="string">
            <text:p>- Computational linguists;</text:p>
            <text:p>- Linguists;</text:p>
            <text:p>- Language teachers;</text:p>
            <text:p>- Sociologists;</text:p>
            <text:p>- Citizen scientists</text:p>
          </table:table-cell>
          <table:table-cell office:value-type="string" calcext:value-type="string">
            <text:p>- Access to documentation;</text:p>
            <text:p>- FAQ;</text:p>
            <text:p>- Helpdesk;</text:p>
            <text:p>- User assistance;</text:p>
            <text:p>- User forum</text:p>
          </table:table-cell>
          <table:table-cell/>
          <table:table-cell office:value-type="string" calcext:value-type="string">
            <text:p>- English;</text:p>
            <text:p>- French;</text:p>
            <text:p>- German;</text:p>
            <text:p>- Italian;</text:p>
            <text:p>- Slovenian;</text:p>
            <text:p>- and their respective language families</text:p>
          </table:table-cell>
          <table:table-cell office:value-type="string" calcext:value-type="string">
            <text:p>- Text;</text:p>
            <text:p>- Multimodality</text:p>
          </table:table-cell>
          <table:table-cell office:value-type="string" calcext:value-type="string">
            <text:p>- Morphology;</text:p>
            <text:p>- Syntax;</text:p>
            <text:p>- Semantics;</text:p>
            <text:p>- Stylistics</text:p>
          </table:table-cell>
          <table:table-cell office:value-type="string" calcext:value-type="string">
            <text:p>- Corpus data representation;</text:p>
            <text:p>- Basic natural language processing;</text:p>
            <text:p>- Proper data deposition</text:p>
          </table:table-cell>
          <table:table-cell table:style-name="ce8"/>
          <table:table-cell table:style-name="ce8" office:value-type="string" calcext:value-type="string">
            <text:p>- Computer-mediated communication corpora (social media)</text:p>
          </table:table-cell>
          <table:table-cell office:value-type="string" calcext:value-type="string">
            <text:p>- Data management;</text:p>
            <text:p>- Legal issues;</text:p>
            <text:p>- Ethical issues;</text:p>
            <text:p>- Standards</text:p>
          </table:table-cell>
          <table:table-cell table:style-name="ce13" office:value-type="string" calcext:value-type="string">
            <text:p>- Qualitative and quantitative linguistic analyses;</text:p>
            <text:p>- Processing of non-standard language (learner language and web corpora)</text:p>
          </table:table-cell>
          <table:table-cell table:number-columns-repeated="2"/>
          <table:table-cell office:value-type="string" calcext:value-type="string">
            <text:p>https://hdl.handle.net/11372/DOC-162</text:p>
          </table:table-cell>
          <table:table-cell office:value-type="float" office:value="76" calcext:value-type="float">
            <text:p>7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09-27 21:55:47</text:p>
          </table:table-cell>
          <table:table-cell office:value-type="float" office:value="607163853124" calcext:value-type="float">
            <text:p>607163853124</text:p>
          </table:table-cell>
          <table:table-cell/>
        </table:table-row>
        <table:table-row table:style-name="ro4">
          <table:table-cell office:value-type="float" office:value="126" calcext:value-type="float">
            <text:p>126</text:p>
          </table:table-cell>
          <table:table-cell office:value-type="string" calcext:value-type="string">
            <text:p>CLARIN Knowledge Centre for Digital and Public Textual Scholarship</text:p>
          </table:table-cell>
          <table:table-cell office:value-type="string" calcext:value-type="string">
            <text:p>DiPText-KC</text:p>
          </table:table-cell>
          <table:table-cell office:value-type="string" calcext:value-type="string">
            <text:p>https://diptext-kc.clarin-it.it</text:p>
          </table:table-cell>
          <table:table-cell office:value-type="string" calcext:value-type="string">
            <text:p>Franz Fischer, Federico Boschetti</text:p>
          </table:table-cell>
          <table:table-cell office:value-type="string" calcext:value-type="string">
            <text:p>franz.fischer@unive.it,federico.boschetti@yahoo.com</text:p>
          </table:table-cell>
          <table:table-cell table:style-name="ce13" office:value-type="string" calcext:value-type="string">
            <text:p>(1) Venice Centre for Digital and Public Humanities, DSU, Ca’ Foscari University of Venice, Italy;</text:p>
            <text:p>(2) Istituto di Linguistica Computazionale “A. Zampolli” (CNR-ILC), Pisa, Italy</text:p>
          </table:table-cell>
          <table:table-cell office:value-type="string" calcext:value-type="string">
            <text:p>Venice</text:p>
          </table:table-cell>
          <table:table-cell office:value-type="string" calcext:value-type="string">
            <text:p>IT</text:p>
          </table:table-cell>
          <table:table-cell office:value-type="string" calcext:value-type="string">
            <text:p>2021-09-01</text:p>
          </table:table-cell>
          <table:table-cell table:number-columns-repeated="2" office:value-type="string" calcext:value-type="string">
            <text:p>2021-10-13</text:p>
          </table:table-cell>
          <table:table-cell office:value-type="string" calcext:value-type="string">
            <text:p>2024-10-12</text:p>
          </table:table-cell>
          <table:table-cell table:style-name="ce13" office:value-type="string" calcext:value-type="string">
            <text:p>The CLARIN Knowledge Centre for Digital and Public Textual Scholarship offers expertise on methods, data, instruments and technologies relevant in the field of Philological and Literary Studies, History, Art History and Cultural Heritage. Its actions aim at 1) sharing information with scholars and students about the state of the art in digital scholarly editing and text annotation through Domain-Specific Languages; 2) supporting scholars and students in the creation and publication of digital scholarly editions and resources; 3) organizing training activities (for example webinars, workshops, and summer schools).</text:p>
          </table:table-cell>
          <table:table-cell office:value-type="string" calcext:value-type="string">
            <text:p>- Digital philologists;</text:p>
            <text:p>- Computational philologists;</text:p>
            <text:p>- Scholars in literary studies;</text:p>
            <text:p>- Art historians;</text:p>
            <text:p>- Cultural heritage scholars;</text:p>
            <text:p>- Computational Linguists</text:p>
          </table:table-cell>
          <table:table-cell office:value-type="string" calcext:value-type="string">
            <text:p>- FAQ;</text:p>
            <text:p>- Helpdesk;</text:p>
            <text:p>- Training;</text:p>
            <text:p>- User assistance</text:p>
          </table:table-cell>
          <table:table-cell/>
          <table:table-cell office:value-type="string" calcext:value-type="string">
            <text:p>- Italian;</text:p>
            <text:p>- Ancient Greek;</text:p>
            <text:p>- Latin;</text:p>
            <text:p>- Arabic;</text:p>
            <text:p>- English;</text:p>
            <text:p>- French;</text:p>
            <text:p>- German</text:p>
          </table:table-cell>
          <table:table-cell office:value-type="string" calcext:value-type="string">
            <text:p>- Text;</text:p>
            <text:p>- Images</text:p>
          </table:table-cell>
          <table:table-cell office:value-type="string" calcext:value-type="string">
            <text:p>- Text encoding;</text:p>
            <text:p>- Phonology;</text:p>
            <text:p>- Morphology;</text:p>
            <text:p>- Syntax;</text:p>
            <text:p>- Semantics;</text:p>
            <text:p>- Lexicography</text:p>
          </table:table-cell>
          <table:table-cell office:value-type="string" calcext:value-type="string">
            <text:p>- Automated text encoding;</text:p>
            <text:p>- Information extraction;</text:p>
            <text:p>- Domain-Specific Language parsing</text:p>
          </table:table-cell>
          <table:table-cell office:value-type="string" calcext:value-type="string">
            <text:p>- XML-TEI encoded documents;</text:p>
            <text:p>- Treebanks;</text:p>
            <text:p>- Wordnets;</text:p>
            <text:p>- Dictionaries;</text:p>
            <text:p>- Ontologies</text:p>
          </table:table-cell>
          <table:table-cell office:value-type="string" calcext:value-type="string">
            <text:p>- Historical corpora;</text:p>
            <text:p>- Literary corpora;</text:p>
            <text:p>- Manually annotated corpora;</text:p>
            <text:p>- Parallel corpora;</text:p>
            <text:p>- Lexica;</text:p>
            <text:p>- Dictionaries;</text:p>
            <text:p>- Conceptual resources</text:p>
          </table:table-cell>
          <table:table-cell office:value-type="string" calcext:value-type="string">
            <text:p>- Text encoding;</text:p>
            <text:p>- Linked Open Data;</text:p>
            <text:p>- Domain-Specific Languages</text:p>
          </table:table-cell>
          <table:table-cell table:style-name="ce13" office:value-type="string" calcext:value-type="string">
            <text:p>- Data modeling in the domain of philological and literary studies;</text:p>
            <text:p>- Software engineering in the domain of philological and literary studies</text:p>
          </table:table-cell>
          <table:table-cell table:number-columns-repeated="2"/>
          <table:table-cell office:value-type="string" calcext:value-type="string">
            <text:p>https://hdl.handle.net/11372/DOC-165</text:p>
          </table:table-cell>
          <table:table-cell office:value-type="string" calcext:value-type="string">
            <text:p>none</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1-12-14 16:51:05</text:p>
          </table:table-cell>
          <table:table-cell office:value-type="float" office:value="914141536126" calcext:value-type="float">
            <text:p>914141536126</text:p>
          </table:table-cell>
          <table:table-cell/>
        </table:table-row>
        <table:table-row table:style-name="ro4">
          <table:table-cell office:value-type="float" office:value="118" calcext:value-type="float">
            <text:p>118</text:p>
          </table:table-cell>
          <table:table-cell office:value-type="string" calcext:value-type="string">
            <text:p>CLARIN Knowledge Centre for Atypical Communication Expertise</text:p>
          </table:table-cell>
          <table:table-cell office:value-type="string" calcext:value-type="string">
            <text:p>ACE</text:p>
          </table:table-cell>
          <table:table-cell office:value-type="string" calcext:value-type="string">
            <text:p>https://ace.ruhosting.nl/</text:p>
          </table:table-cell>
          <table:table-cell office:value-type="string" calcext:value-type="string">
            <text:p>Henk van den Heuvel</text:p>
          </table:table-cell>
          <table:table-cell office:value-type="string" calcext:value-type="string">
            <text:p>Henk.vandenHeuvel@ru.nl</text:p>
          </table:table-cell>
          <table:table-cell table:style-name="ce8" office:value-type="string" calcext:value-type="string">
            <text:p>(1) CLST - Centre for Language and Speech Technology at the Radboud University, Nijmegen, Netherlands</text:p>
          </table:table-cell>
          <table:table-cell office:value-type="string" calcext:value-type="string">
            <text:p>Nijmegen</text:p>
          </table:table-cell>
          <table:table-cell office:value-type="string" calcext:value-type="string">
            <text:p>NL</text:p>
          </table:table-cell>
          <table:table-cell office:value-type="string" calcext:value-type="string">
            <text:p>2019-05-01</text:p>
          </table:table-cell>
          <table:table-cell office:value-type="string" calcext:value-type="string">
            <text:p>2019-06-19</text:p>
          </table:table-cell>
          <table:table-cell office:value-type="string" calcext:value-type="string">
            <text:p>2022-07-29</text:p>
          </table:table-cell>
          <table:table-cell office:value-type="string" calcext:value-type="string">
            <text:p>2025-07-28</text:p>
          </table:table-cell>
          <table:table-cell office:value-type="string" calcext:value-type="string">
            <text:p>Atypical communication encompasses language and speech as encountered during (second) language acquisition and development, and in language disorders, but also more broadly in bilingual language development and in sign language. ACE is specialised in this type of research and concomitant infrastructural issues related to data acquisition, processing and sharing, which is typically highly characterised by sensitivity issues. For data storage and access the centre collaborates with MPI's TLA (The Language Archive) which is a CLARIN B Centre and also based in Nijmegen. We publish in English and Dutch but have expertise in many European languages.</text:p>
          </table:table-cell>
          <table:table-cell office:value-type="string" calcext:value-type="string">
            <text:p>- linguists;</text:p>
            <text:p>- psychologists;</text:p>
            <text:p>- neuroscientists;</text:p>
            <text:p>- computer scientists;</text:p>
            <text:p>- speech and language therapists;</text:p>
            <text:p>- education specialists</text:p>
          </table:table-cell>
          <table:table-cell office:value-type="string" calcext:value-type="string">
            <text:p>- how-to documents;</text:p>
            <text:p>- access to document templates;</text:p>
            <text:p>- Access to data;</text:p>
            <text:p>- Depositing;</text:p>
            <text:p>- FAQ;</text:p>
            <text:p>- Helpdesk;</text:p>
            <text:p>- Technical support</text:p>
          </table:table-cell>
          <table:table-cell/>
          <table:table-cell table:style-name="ce8"/>
          <table:table-cell office:value-type="string" calcext:value-type="string">
            <text:p>- Audio: speech;</text:p>
            <text:p>- Text;</text:p>
            <text:p>- Video: sign language</text:p>
          </table:table-cell>
          <table:table-cell office:value-type="string" calcext:value-type="string">
            <text:p>- Language acquisition (L1 and L2);</text:p>
            <text:p>- language disorders;</text:p>
            <text:p>- Language learning</text:p>
          </table:table-cell>
          <table:table-cell table:style-name="ce8" table:number-columns-repeated="2"/>
          <table:table-cell office:value-type="string" calcext:value-type="string">
            <text:p>- Manually annotated corpora;</text:p>
            <text:p>- Multimodal corpora;</text:p>
            <text:p>- Sign language corpora;</text:p>
            <text:p>- Spoken corpora;</text:p>
            <text:p>- Lexica;</text:p>
            <text:p>- Glossaries</text:p>
          </table:table-cell>
          <table:table-cell office:value-type="string" calcext:value-type="string">
            <text:p>- Critical Data Management;</text:p>
            <text:p>- Legal and ethical issues</text:p>
          </table:table-cell>
          <table:table-cell table:style-name="ce13" office:value-type="string" calcext:value-type="string">
            <text:p>- Language acquisition;</text:p>
            <text:p>- sign language;</text:p>
            <text:p>- language pathologies</text:p>
          </table:table-cell>
          <table:table-cell office:value-type="string" calcext:value-type="string">
            <text:p>https://www.clarin.eu/blog/tour-de-clarin-knowledge-centre-atypical-communication-expertise</text:p>
          </table:table-cell>
          <table:table-cell office:value-type="string" calcext:value-type="string">
            <text:p>https://www.clarin.eu/blog/tour-de-clarin-interview-katarzyna-klessa-and-anita-lorenc</text:p>
          </table:table-cell>
          <table:table-cell office:value-type="string" calcext:value-type="string">
            <text:p>https://hdl.handle.net/11372/DOC-154</text:p>
          </table:table-cell>
          <table:table-cell office:value-type="float" office:value="61" calcext:value-type="float">
            <text:p>61</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7-29 16:00:39</text:p>
          </table:table-cell>
          <table:table-cell office:value-type="float" office:value="228111650118" calcext:value-type="float">
            <text:p>228111650118</text:p>
          </table:table-cell>
          <table:table-cell/>
        </table:table-row>
        <table:table-row table:style-name="ro10">
          <table:table-cell office:value-type="float" office:value="120" calcext:value-type="float">
            <text:p>120</text:p>
          </table:table-cell>
          <table:table-cell office:value-type="string" calcext:value-type="string">
            <text:p>CLARIN Knowledge Centre for the Science and Technology of the Portuguese Language</text:p>
          </table:table-cell>
          <table:table-cell office:value-type="string" calcext:value-type="string">
            <text:p>PORTULAN</text:p>
          </table:table-cell>
          <table:table-cell office:value-type="string" calcext:value-type="string">
            <text:p>https://portulanclarin.net/k-centre/</text:p>
          </table:table-cell>
          <table:table-cell office:value-type="string" calcext:value-type="string">
            <text:p>António Branco</text:p>
          </table:table-cell>
          <table:table-cell office:value-type="string" calcext:value-type="string">
            <text:p>antonio.branco@di.fc.ul.pt</text:p>
          </table:table-cell>
          <table:table-cell table:style-name="ce13" office:value-type="string" calcext:value-type="string">
            <text:p>(1) Faculdade de Ciências da Universidade de Lisboa, Portugal (coordinator);</text:p>
            <text:p>(2) Faculdade de Letras da Universidade de Lisboa, Portugal;</text:p>
            <text:p>(3) Universidade de Évora, Portugal</text:p>
          </table:table-cell>
          <table:table-cell office:value-type="string" calcext:value-type="string">
            <text:p>Lisbon</text:p>
          </table:table-cell>
          <table:table-cell office:value-type="string" calcext:value-type="string">
            <text:p>PT</text:p>
          </table:table-cell>
          <table:table-cell office:value-type="string" calcext:value-type="string">
            <text:p>2019-05-08</text:p>
          </table:table-cell>
          <table:table-cell office:value-type="string" calcext:value-type="string">
            <text:p>2019-06-19</text:p>
          </table:table-cell>
          <table:table-cell office:value-type="string" calcext:value-type="string">
            <text:p>2022-07-29</text:p>
          </table:table-cell>
          <table:table-cell office:value-type="string" calcext:value-type="string">
            <text:p>2025-07-28</text:p>
          </table:table-cell>
          <table:table-cell office:value-type="string" calcext:value-type="string">
            <text:p>The Science and Technology of the Portuguese Language is the thematic area of this CLARIN Knowledge Centre. Related to the Portuguese language, it covers all topics, from Phonetics to Discourse and Dialogue, considering all language functions, from communicative performance to cultural expression, approached by all disciplines, from Theoretical Linguistics to Language Technology, covering all language variants, from national standard varieties across the world to dialects of professional groups, taking into account all media of representation, from audio to brain imageology recordings.</text:p>
          </table:table-cell>
          <table:table-cell office:value-type="string" calcext:value-type="string">
            <text:p>- Researchers;</text:p>
            <text:p>- Innovators;</text:p>
            <text:p>- Citizen scientists;</text:p>
            <text:p>- Students;</text:p>
            <text:p>- Language professionals;</text:p>
            <text:p>- Users in general whose activities resort to research results from the Science and Technology of Language</text:p>
          </table:table-cell>
          <table:table-cell office:value-type="string" calcext:value-type="string">
            <text:p>- Access to data;</text:p>
            <text:p>- Access to tools;</text:p>
            <text:p>- Helpdesk;</text:p>
            <text:p>- Technical support</text:p>
          </table:table-cell>
          <table:table-cell office:value-type="string" calcext:value-type="string">
            <text:p>- Portuguese</text:p>
          </table:table-cell>
          <table:table-cell table:style-name="ce8" office:value-type="string" calcext:value-type="string">
            <text:p>- Mirandese</text:p>
          </table:table-cell>
          <table:table-cell office:value-type="string" calcext:value-type="string">
            <text:p>- Audio: speech;</text:p>
            <text:p>- Audio-visual;</text:p>
            <text:p>- Multimodality;</text:p>
            <text:p>- Sensor data: biosignals;</text:p>
            <text:p>- Text;</text:p>
            <text:p>- Video: sign language</text:p>
          </table:table-cell>
          <table:table-cell office:value-type="string" calcext:value-type="string">
            <text:p>- Anthropological Linguistics;</text:p>
            <text:p>- Applied Linguistics;</text:p>
            <text:p>- Clinical Linguistics;</text:p>
            <text:p>- Cognitive Science;</text:p>
            <text:p>- Computational Linguistics;</text:p>
            <text:p>- Discipline of Linguistics;</text:p>
            <text:p>- Discourse Analysis;</text:p>
            <text:p>- Forensic Linguistics;</text:p>
            <text:p>- General Linguistics;</text:p>
            <text:p>- Genetic Classification;</text:p>
            <text:p>- Historical Linguistics;</text:p>
            <text:p>- History of Linguistics;</text:p>
            <text:p>- Language Acquisition;</text:p>
            <text:p>- Language Documentation;</text:p>
            <text:p>- Lexicography;</text:p>
            <text:p>- Linguistic Theories;</text:p>
            <text:p>- Morphology;</text:p>
            <text:p>- Neurolinguistics;</text:p>
            <text:p>- Philosophy of Language;</text:p>
            <text:p>- Phonetics;</text:p>
            <text:p>- Phonology;</text:p>
            <text:p>- Pragmatics;</text:p>
            <text:p>- Psycholinguistics;</text:p>
            <text:p>- Semantics;</text:p>
            <text:p>- Sociolinguistics;</text:p>
            <text:p>- Syntax;</text:p>
            <text:p>- Text/Corpus Linguistics;</text:p>
            <text:p>- Translation;</text:p>
            <text:p>- Typology;</text:p>
            <text:p>- Writing Systems</text:p>
          </table:table-cell>
          <table:table-cell office:value-type="string" calcext:value-type="string">
            <text:p>- Language understanding;</text:p>
            <text:p>- Language generation;</text:p>
            <text:p>- Speech recognition and transcription;</text:p>
            <text:p>- Speech synthesis;</text:p>
            <text:p>- Muliti-modal processing;</text:p>
            <text:p>- Information extraction;</text:p>
            <text:p>- Text mining;</text:p>
            <text:p>- Conversational interfaces and chatbots;</text:p>
            <text:p>- Machine translation;</text:p>
            <text:p>- Summarization;</text:p>
            <text:p>- Question answering;</text:p>
            <text:p>- Subtitling;</text:p>
            <text:p>- Tokenization;</text:p>
            <text:p>- POS tagging;</text:p>
            <text:p>- Named entity recognition;</text:p>
            <text:p>- Word sense disambiguation;</text:p>
            <text:p>- Syntactic analysis;</text:p>
            <text:p>- Semantic analysis;</text:p>
            <text:p>- Anaphora resolution;</text:p>
            <text:p>- Dialogue processing;</text:p>
            <text:p>- Speaker detection</text:p>
          </table:table-cell>
          <table:table-cell office:value-type="string" calcext:value-type="string">
            <text:p>- Corpora, written, spoken and multi-modal;</text:p>
            <text:p>- Word embeddings;</text:p>
            <text:p>- Language models;</text:p>
            <text:p>- Dictionaries;</text:p>
            <text:p>- Ontologies;</text:p>
            <text:p>- Term banks;</text:p>
            <text:p>- Translation memories;</text:p>
            <text:p>- Treebanks;</text:p>
            <text:p>- Typological databases;</text:p>
            <text:p>- Wordnets;</text:p>
            <text:p>- Lexica;</text:p>
            <text:p>- Conceptual Resources;</text:p>
            <text:p>- Glossaries;</text:p>
            <text:p>- Wordlists;</text:p>
            <text:p>- Speech databases;</text:p>
            <text:p>- Multi-modal databases</text:p>
          </table:table-cell>
          <table:table-cell office:value-type="string" calcext:value-type="string">
            <text:p>- Computer-mediated communication corpora (social media);</text:p>
            <text:p>- Corpora of academic texts;</text:p>
            <text:p>- Historical corpora;</text:p>
            <text:p>- L2 learner corpora;</text:p>
            <text:p>- Literary corpora;</text:p>
            <text:p>- Manually annotated corpora;</text:p>
            <text:p>- Multimodal corpora;</text:p>
            <text:p>- Newspaper corpora;</text:p>
            <text:p>- Parallel corpora;</text:p>
            <text:p>- Parliamentary corpora;</text:p>
            <text:p>- Reference corpora;</text:p>
            <text:p>- Spoken corpora</text:p>
          </table:table-cell>
          <table:table-cell office:value-type="string" calcext:value-type="string">
            <text:p>- Data management;</text:p>
            <text:p>- Ethical issues;</text:p>
            <text:p>- Evaluation of tools;</text:p>
            <text:p>- Language use in specific domains (e.g. legal or medical language);</text:p>
            <text:p>- Legal issues;</text:p>
            <text:p>- Metadata;</text:p>
            <text:p>- Standards;</text:p>
            <text:p>- Visualisation</text:p>
          </table:table-cell>
          <table:table-cell/>
          <table:table-cell office:value-type="string" calcext:value-type="string">
            <text:p>https://www.clarin.eu/blog/tour-de-clarin-portugal</text:p>
          </table:table-cell>
          <table:table-cell office:value-type="string" calcext:value-type="string">
            <text:p>https://www.clarin.eu/blog/tour-de-clarin-interview-pilar-barbosa</text:p>
          </table:table-cell>
          <table:table-cell office:value-type="string" calcext:value-type="string">
            <text:p>https://hdl.handle.net/11372/DOC-155</text:p>
          </table:table-cell>
          <table:table-cell office:value-type="float" office:value="66" calcext:value-type="float">
            <text:p>6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7-29 16:12:09</text:p>
          </table:table-cell>
          <table:table-cell office:value-type="float" office:value="226163322120" calcext:value-type="float">
            <text:p>226163322120</text:p>
          </table:table-cell>
          <table:table-cell/>
        </table:table-row>
        <table:table-row table:style-name="ro11">
          <table:table-cell office:value-type="float" office:value="102" calcext:value-type="float">
            <text:p>102</text:p>
          </table:table-cell>
          <table:table-cell office:value-type="string" calcext:value-type="string">
            <text:p>Phonogrammarchiv / Austrian Academy of Sciences - CLARIN K-Centre</text:p>
          </table:table-cell>
          <table:table-cell office:value-type="string" calcext:value-type="string">
            <text:p>PhA-OeAW</text:p>
          </table:table-cell>
          <table:table-cell office:value-type="string" calcext:value-type="string">
            <text:p>https://www.oeaw.ac.at/phonogrammarchiv/phonogrammarchiv/auszeichnungen#c57947</text:p>
          </table:table-cell>
          <table:table-cell office:value-type="string" calcext:value-type="string">
            <text:p>Kerstin Klenke</text:p>
          </table:table-cell>
          <table:table-cell office:value-type="string" calcext:value-type="string">
            <text:p>Kerstin.Klenke@oeaw.ac.at</text:p>
          </table:table-cell>
          <table:table-cell table:style-name="ce8" office:value-type="string" calcext:value-type="string">
            <text:p>(1) Phonogrammarchiv, PhA, Austrian Academy of Sciences, Vienna, Austria</text:p>
          </table:table-cell>
          <table:table-cell office:value-type="string" calcext:value-type="string">
            <text:p>Vienna</text:p>
          </table:table-cell>
          <table:table-cell office:value-type="string" calcext:value-type="string">
            <text:p>AT</text:p>
          </table:table-cell>
          <table:table-cell table:style-name="ce8" office:value-type="string" calcext:value-type="string">
            <text:p>2015-00-00</text:p>
          </table:table-cell>
          <table:table-cell office:value-type="string" calcext:value-type="string">
            <text:p>2015-06-22</text:p>
          </table:table-cell>
          <table:table-cell office:value-type="string" calcext:value-type="string">
            <text:p>2021-11-02</text:p>
          </table:table-cell>
          <table:table-cell office:value-type="string" calcext:value-type="string">
            <text:p>2024-11-01</text:p>
          </table:table-cell>
          <table:table-cell office:value-type="string" calcext:value-type="string">
            <text:p>As an audio and audio-visual archive with numerous collections of unique research recordings from all across the world, covering a time-span of 120 years, the Phonogrammarchiv offers various services: Besides providing access to its rich data and metadata resources (remote &amp; onsite), it advises scholars on audio-visual research methodology in the social sciences &amp; humanities and on technologies of audio and audio-visual documentation, supporting them with necessary recording equipment. In addition, it widely shares its broad expertise on topics such as restoration, digitisation, format obsolescence, cataloguing, metadata, long-term preservation and storage.</text:p>
          </table:table-cell>
          <table:table-cell office:value-type="string" calcext:value-type="string">
            <text:p>- scholars;</text:p>
            <text:p>- source communities;</text:p>
            <text:p>- linguists;</text:p>
            <text:p>- ethnomusicologists;</text:p>
            <text:p>- social / cultural anthropologists;</text:p>
            <text:p>- historians;</text:p>
            <text:p>- archivists;</text:p>
            <text:p>- audio-visual conservators;</text:p>
            <text:p>- museums;</text:p>
            <text:p>- media;</text:p>
            <text:p>- artists;</text:p>
            <text:p>- teachers</text:p>
          </table:table-cell>
          <table:table-cell office:value-type="string" calcext:value-type="string">
            <text:p>- Access to data;</text:p>
            <text:p>- Helpdesk;</text:p>
            <text:p>- Trainings</text:p>
          </table:table-cell>
          <table:table-cell/>
          <table:table-cell table:style-name="ce8" office:value-type="string" calcext:value-type="string">
            <text:p>- languages / dialects worldwide</text:p>
          </table:table-cell>
          <table:table-cell office:value-type="string" calcext:value-type="string">
            <text:p>- Audio: speech - Audio-visual</text:p>
          </table:table-cell>
          <table:table-cell office:value-type="string" calcext:value-type="string">
            <text:p>- field linguistics;</text:p>
            <text:p>- dialect studies;</text:p>
            <text:p>- corpus linguistics;</text:p>
            <text:p>- language documentation;</text:p>
            <text:p>- oral history</text:p>
          </table:table-cell>
          <table:table-cell table:style-name="ce8"/>
          <table:table-cell office:value-type="string" calcext:value-type="string">
            <text:p>- audio data;</text:p>
            <text:p>- audio-visual data</text:p>
          </table:table-cell>
          <table:table-cell table:style-name="ce8" office:value-type="string" calcext:value-type="string">
            <text:p>- Spoken corpora</text:p>
          </table:table-cell>
          <table:table-cell office:value-type="string" calcext:value-type="string">
            <text:p>- physical restoration of audio-visual media;</text:p>
            <text:p>- digitisation of audio-visual media;</text:p>
            <text:p>- format migration of audio-visual media;</text:p>
            <text:p>- metadata of audio-visual media;</text:p>
            <text:p>- long-term preservation &amp; storage of audio-visual data;</text:p>
            <text:p>- audio-visual fieldwork &amp; documentation;</text:p>
            <text:p>- legal issues;</text:p>
            <text:p>- ethical issues;</text:p>
            <text:p>- data management</text:p>
          </table:table-cell>
          <table:table-cell table:style-name="ce13" office:value-type="string" calcext:value-type="string">
            <text:p>- ethnomusicology;</text:p>
            <text:p>- musicology;</text:p>
            <text:p>- linguistics;</text:p>
            <text:p>- field linguistics;</text:p>
            <text:p>- social / cultural anthropology;</text:p>
            <text:p>- history;</text:p>
            <text:p>- African studies;</text:p>
            <text:p>- conservation;</text:p>
            <text:p>- postcolonial studies;</text:p>
            <text:p>- sound studies</text:p>
          </table:table-cell>
          <table:table-cell office:value-type="string" calcext:value-type="string">
            <text:p>https://www.clarin.eu/blog/tour-de-clarin-phonogrammarchiv-austrian-academy-sciences-clarin-knowledge-centre</text:p>
          </table:table-cell>
          <table:table-cell office:value-type="string" calcext:value-type="string">
            <text:p>https://www.clarin.eu/blog/tour-de-clarin-interview-beate-eder-jordan</text:p>
          </table:table-cell>
          <table:table-cell office:value-type="string" calcext:value-type="string">
            <text:p>https://hdl.handle.net/11372/DOC-159</text:p>
          </table:table-cell>
          <table:table-cell office:value-type="float" office:value="41" calcext:value-type="float">
            <text:p>41</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08-02 13:50:57</text:p>
          </table:table-cell>
          <table:table-cell office:value-type="float" office:value="228110614102" calcext:value-type="float">
            <text:p>228110614102</text:p>
          </table:table-cell>
          <table:table-cell/>
        </table:table-row>
        <table:table-row table:style-name="ro11">
          <table:table-cell office:value-type="float" office:value="119" calcext:value-type="float">
            <text:p>119</text:p>
          </table:table-cell>
          <table:table-cell office:value-type="string" calcext:value-type="string">
            <text:p>Systems and Frameworks for Morphologically Rich Languages</text:p>
          </table:table-cell>
          <table:table-cell office:value-type="string" calcext:value-type="string">
            <text:p>SAFMORIL</text:p>
          </table:table-cell>
          <table:table-cell office:value-type="string" calcext:value-type="string">
            <text:p>https://www.kielipankki.fi/safmoril/</text:p>
          </table:table-cell>
          <table:table-cell office:value-type="string" calcext:value-type="string">
            <text:p>Krister Lindén</text:p>
          </table:table-cell>
          <table:table-cell office:value-type="string" calcext:value-type="string">
            <text:p>krister.linden@helsinki.fi</text:p>
          </table:table-cell>
          <table:table-cell table:style-name="ce13" office:value-type="string" calcext:value-type="string">
            <text:p>(1) University of Helsinki, Finland;</text:p>
            <text:p>(2) University of Tromsø, Norway;</text:p>
            <text:p>(3) University of Latvia, Riga, Latvia;</text:p>
            <text:p>(4) Vytautas Magnus University, Kaunas, Lithuania</text:p>
          </table:table-cell>
          <table:table-cell office:value-type="string" calcext:value-type="string">
            <text:p>Helsinki</text:p>
          </table:table-cell>
          <table:table-cell office:value-type="string" calcext:value-type="string">
            <text:p>FI</text:p>
          </table:table-cell>
          <table:table-cell office:value-type="string" calcext:value-type="string">
            <text:p>2019-06-01</text:p>
          </table:table-cell>
          <table:table-cell office:value-type="string" calcext:value-type="string">
            <text:p>2019-10-17</text:p>
          </table:table-cell>
          <table:table-cell office:value-type="string" calcext:value-type="string">
            <text:p>2022-10-17</text:p>
          </table:table-cell>
          <table:table-cell office:value-type="string" calcext:value-type="string">
            <text:p>2025-10-16</text:p>
          </table:table-cell>
          <table:table-cell office:value-type="string" calcext:value-type="string">
            <text:p>SAFMORIL brings together researchers and developers in the area of computational morphology and its Natural language processing applications. The focus of SAFMORIL is actual, working systems and frameworks based on linguistic principles providing linguistically motivated analyses and generation outputs. Such systems are relevant in particular for languages with rich morphologies. SAFMORIL offers online courses for developing morphologies, tokenizers and spell-checkers, and a repository for storing morphologies.</text:p>
          </table:table-cell>
          <table:table-cell office:value-type="string" calcext:value-type="string">
            <text:p>- Computational linguists;</text:p>
            <text:p>- Computer scientists;</text:p>
            <text:p>- Language teachers</text:p>
          </table:table-cell>
          <table:table-cell office:value-type="string" calcext:value-type="string">
            <text:p>- Access to data;</text:p>
            <text:p>- Access to tools;</text:p>
            <text:p>- Helpdesk;</text:p>
            <text:p>- Training</text:p>
          </table:table-cell>
          <table:table-cell/>
          <table:table-cell office:value-type="string" calcext:value-type="string">
            <text:p>- Nordic languages;</text:p>
            <text:p>- Baltic languages;</text:p>
            <text:p>- Finnish;</text:p>
            <text:p>- Swedish;</text:p>
            <text:p>- Norwegian;</text:p>
            <text:p>- Latvian;</text:p>
            <text:p>- Lithuanian;</text:p>
            <text:p>- Sámi languages;</text:p>
            <text:p>- Fenno-Ugric languages;</text:p>
            <text:p>- Inuit languages;</text:p>
            <text:p>- Canadian First Nation languages;</text:p>
            <text:p>- Babylonian languages</text:p>
          </table:table-cell>
          <table:table-cell table:style-name="ce8" office:value-type="string" calcext:value-type="string">
            <text:p>- Text</text:p>
          </table:table-cell>
          <table:table-cell office:value-type="string" calcext:value-type="string">
            <text:p>- Morphology;</text:p>
            <text:p>- Morphosyntax</text:p>
          </table:table-cell>
          <table:table-cell table:style-name="ce8" office:value-type="string" calcext:value-type="string">
            <text:p>- Processing of morphologically rich languages</text:p>
          </table:table-cell>
          <table:table-cell office:value-type="string" calcext:value-type="string">
            <text:p>- Lexical resources containing inflectional, derivational and compounding information;</text:p>
            <text:p>- morphosyntactic grammars;</text:p>
            <text:p>- language models;</text:p>
            <text:p>- Morphological Lexicons;</text:p>
            <text:p>- Grammars</text:p>
          </table:table-cell>
          <table:table-cell table:style-name="ce8"/>
          <table:table-cell office:value-type="string" calcext:value-type="string">
            <text:p>- Finite-State Applications;</text:p>
            <text:p>- Statistical Methods;</text:p>
            <text:p>- Neural Networks</text:p>
          </table:table-cell>
          <table:table-cell/>
          <table:table-cell office:value-type="string" calcext:value-type="string">
            <text:p>https://www.clarin.eu/blog/tour-de-clarin-clarin-knowledge-centre-systems-and-frameworks-morphologically-rich-languages</text:p>
          </table:table-cell>
          <table:table-cell office:value-type="string" calcext:value-type="string">
            <text:p>https://www.clarin.eu/blog/tour-de-clarin-interview-jack-rueter</text:p>
          </table:table-cell>
          <table:table-cell office:value-type="string" calcext:value-type="string">
            <text:p>https://hdl.handle.net/11372/DOC-156</text:p>
          </table:table-cell>
          <table:table-cell office:value-type="float" office:value="69" calcext:value-type="float">
            <text:p>69</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10-20 10:24:24</text:p>
          </table:table-cell>
          <table:table-cell office:value-type="float" office:value="228110910119" calcext:value-type="float">
            <text:p>228110910119</text:p>
          </table:table-cell>
          <table:table-cell/>
        </table:table-row>
        <table:table-row table:style-name="ro4">
          <table:table-cell office:value-type="float" office:value="110" calcext:value-type="float">
            <text:p>110</text:p>
          </table:table-cell>
          <table:table-cell office:value-type="string" calcext:value-type="string">
            <text:p>CLARIN Knowledge-Centre for linguistic diversity and language documentation</text:p>
          </table:table-cell>
          <table:table-cell office:value-type="string" calcext:value-type="string">
            <text:p>CKLD</text:p>
          </table:table-cell>
          <table:table-cell office:value-type="string" calcext:value-type="string">
            <text:p>http://ckld.uni-koeln.de</text:p>
          </table:table-cell>
          <table:table-cell office:value-type="string" calcext:value-type="string">
            <text:p>Felix Rau</text:p>
          </table:table-cell>
          <table:table-cell office:value-type="string" calcext:value-type="string">
            <text:p>f.rau@uni-koeln.de</text:p>
          </table:table-cell>
          <table:table-cell table:style-name="ce13" office:value-type="string" calcext:value-type="string">
            <text:p>(1) DCH: Data Centre for the Humanities (University of Cologne), Germany;</text:p>
            <text:p>(2) ELAR: Endangered Languages Archive (Berlin-Brandenburg Academy of Sciences and Humanities), Germany;</text:p>
            <text:p>(3) HZSK: Hamburg Centre for Language Corpora (University Hamburg), Germany;</text:p>
            <text:p>(4) IfL: Department of Linguistics (University of Cologne), Germany (5) ZAS: Leibniz-Zentrum Allgemeine Sprachwissenschaft, Berlin, Germany</text:p>
          </table:table-cell>
          <table:table-cell office:value-type="string" calcext:value-type="string">
            <text:p>Cologne</text:p>
          </table:table-cell>
          <table:table-cell office:value-type="string" calcext:value-type="string">
            <text:p>DE</text:p>
          </table:table-cell>
          <table:table-cell office:value-type="string" calcext:value-type="string">
            <text:p>2017-06-20</text:p>
          </table:table-cell>
          <table:table-cell office:value-type="string" calcext:value-type="string">
            <text:p>2018-03-28</text:p>
          </table:table-cell>
          <table:table-cell office:value-type="string" calcext:value-type="string">
            <text:p>2021-11-29</text:p>
          </table:table-cell>
          <table:table-cell office:value-type="string" calcext:value-type="string">
            <text:p>2024-11-28</text:p>
          </table:table-cell>
          <table:table-cell office:value-type="string" calcext:value-type="string">
            <text:p>The CLARIN Knowledge-Centre for linguistic diversity and language documentation offers expertise on data and data-related methods, technology and background information on language resources and tools to researchers - including students and native speakers. CKLD provides information and assistance relating to fieldwork and data-related methodological aspects and in particular relating to equipment, digital tools, methods, where to find data and information, whom to contact for specialist information on particular regions or language families.</text:p>
          </table:table-cell>
          <table:table-cell office:value-type="string" calcext:value-type="string">
            <text:p>- Linguists;</text:p>
            <text:p>- field linguists;</text:p>
            <text:p>- typologists;</text:p>
            <text:p>- language communities of endangered languages</text:p>
          </table:table-cell>
          <table:table-cell office:value-type="string" calcext:value-type="string">
            <text:p>- Helpdesk;</text:p>
            <text:p>- How-to documents;</text:p>
            <text:p>- Training</text:p>
          </table:table-cell>
          <table:table-cell/>
          <table:table-cell office:value-type="string" calcext:value-type="string">
            <text:p>- Under-researched languages and languages families (linguistic diversity).;</text:p>
            <text:p>- Athabascan;</text:p>
            <text:p>- Austronesian;</text:p>
            <text:p>- Austro-Asiatic;</text:p>
            <text:p>- Dravidian;</text:p>
            <text:p>- Finno-Ugric;</text:p>
            <text:p>- Papuan</text:p>
          </table:table-cell>
          <table:table-cell office:value-type="string" calcext:value-type="string">
            <text:p>- Audio-visual;</text:p>
            <text:p>- Text</text:p>
          </table:table-cell>
          <table:table-cell office:value-type="string" calcext:value-type="string">
            <text:p>- language documentation;</text:p>
            <text:p>- linguistic typology;</text:p>
            <text:p>- linguistic fieldwork</text:p>
          </table:table-cell>
          <table:table-cell table:style-name="ce8"/>
          <table:table-cell office:value-type="string" calcext:value-type="string">
            <text:p>- audio-visual collections;</text:p>
            <text:p>- typological databases</text:p>
          </table:table-cell>
          <table:table-cell office:value-type="string" calcext:value-type="string">
            <text:p>- Manually annotated corpora;</text:p>
            <text:p>- Spoken corpora;</text:p>
            <text:p>- Dictionaries;</text:p>
            <text:p>- Wordlists</text:p>
          </table:table-cell>
          <table:table-cell office:value-type="string" calcext:value-type="string">
            <text:p>- linguistic fieldwork;</text:p>
            <text:p>- endangered languages;</text:p>
            <text:p>- language typology</text:p>
          </table:table-cell>
          <table:table-cell table:number-columns-repeated="3"/>
          <table:table-cell office:value-type="string" calcext:value-type="string">
            <text:p>https://hdl.handle.net/11372/DOC-142</text:p>
          </table:table-cell>
          <table:table-cell office:value-type="float" office:value="46" calcext:value-type="float">
            <text:p>46</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2-12-15 11:28:06</text:p>
          </table:table-cell>
          <table:table-cell office:value-type="float" office:value="228110746110" calcext:value-type="float">
            <text:p>228110746110</text:p>
          </table:table-cell>
          <table:table-cell/>
        </table:table-row>
        <table:table-row table:style-name="ro12">
          <table:table-cell office:value-type="float" office:value="125" calcext:value-type="float">
            <text:p>125</text:p>
          </table:table-cell>
          <table:table-cell office:value-type="string" calcext:value-type="string">
            <text:p>CLARIN Knowledge Centre for Dutch</text:p>
          </table:table-cell>
          <table:table-cell office:value-type="string" calcext:value-type="string">
            <text:p>K-Dutch</text:p>
          </table:table-cell>
          <table:table-cell office:value-type="string" calcext:value-type="string">
            <text:p>https://kdutch.ivdnt.org</text:p>
          </table:table-cell>
          <table:table-cell office:value-type="string" calcext:value-type="string">
            <text:p>Vincent Vandeghinste</text:p>
          </table:table-cell>
          <table:table-cell office:value-type="string" calcext:value-type="string">
            <text:p>vincent.vandeghinste@ivdnt.org</text:p>
          </table:table-cell>
          <table:table-cell table:style-name="ce8" office:value-type="string" calcext:value-type="string">
            <text:p>(1) Instituut voor de Nederlandse Taal, Leiden, Netherlands</text:p>
          </table:table-cell>
          <table:table-cell office:value-type="string" calcext:value-type="string">
            <text:p>Leiden</text:p>
          </table:table-cell>
          <table:table-cell office:value-type="string" calcext:value-type="string">
            <text:p>NL</text:p>
          </table:table-cell>
          <table:table-cell office:value-type="string" calcext:value-type="string">
            <text:p>2021-04-28</text:p>
          </table:table-cell>
          <table:table-cell table:number-columns-repeated="2" office:value-type="string" calcext:value-type="string">
            <text:p>2021-06-15</text:p>
          </table:table-cell>
          <table:table-cell office:value-type="string" calcext:value-type="string">
            <text:p>2024-06-14</text:p>
          </table:table-cell>
          <table:table-cell office:value-type="string" calcext:value-type="string">
            <text:p>K-Dutch is the place for researchers who want to find out more about the Dutch language: linguistic properties, language advice, available tools and resources, etymology, dialects and many other things. K-Dutch is hosted by the Instituut voor de Nederlandse Taal (Dutch Language Institute), which is also a CLARIN-B centre and host of many tools, lexica and corpora for Dutch, which are, in general, freely available.</text:p>
          </table:table-cell>
          <table:table-cell office:value-type="string" calcext:value-type="string">
            <text:p>- Computational linguists;</text:p>
            <text:p>- Linguists;</text:p>
            <text:p>- Language teachers;</text:p>
            <text:p>- Historians;</text:p>
            <text:p>- Library staff;</text:p>
            <text:p>- Sociologists;</text:p>
            <text:p>- Students;</text:p>
            <text:p>- Citizen scientists</text:p>
          </table:table-cell>
          <table:table-cell office:value-type="string" calcext:value-type="string">
            <text:p>- Access to data;</text:p>
            <text:p>- Access to documentation;</text:p>
            <text:p>- Access to tools;</text:p>
            <text:p>- Depositing;</text:p>
            <text:p>- FAQ;</text:p>
            <text:p>- Helpdesk;</text:p>
            <text:p>- Training;</text:p>
            <text:p>- User assistance</text:p>
          </table:table-cell>
          <table:table-cell office:value-type="string" calcext:value-type="string">
            <text:p>- Dutch</text:p>
          </table:table-cell>
          <table:table-cell office:value-type="string" calcext:value-type="string">
            <text:p>- Frisian;</text:p>
            <text:p>- Afrikaans;</text:p>
            <text:p>- Flemish sign language;</text:p>
            <text:p>- Dutch sign language (Sign language of the Netherlands)</text:p>
          </table:table-cell>
          <table:table-cell office:value-type="string" calcext:value-type="string">
            <text:p>- Audio: speech;</text:p>
            <text:p>- Text;</text:p>
            <text:p>- Video: sign language;</text:p>
            <text:p>- Audio-visual</text:p>
          </table:table-cell>
          <table:table-cell office:value-type="string" calcext:value-type="string">
            <text:p>- Morphology;</text:p>
            <text:p>- Syntax;</text:p>
            <text:p>- Semantics;</text:p>
            <text:p>- Language learning;</text:p>
            <text:p>- Translation studies;</text:p>
            <text:p>- Diachronic language studies;</text:p>
            <text:p>- Phonology;</text:p>
            <text:p>- Terminology;</text:p>
            <text:p>- Dialectology;</text:p>
            <text:p>- Lexicography;</text:p>
            <text:p>- Natural Language Processing</text:p>
          </table:table-cell>
          <table:table-cell office:value-type="string" calcext:value-type="string">
            <text:p>- Basic language processing (spell check, pos-tagging, lemmatisation);</text:p>
            <text:p>- Deep parsing;</text:p>
            <text:p>- Information extraction;</text:p>
            <text:p>- Machine translation;</text:p>
            <text:p>- Processing of historical variants of Dutch;</text:p>
            <text:p>- Speech recognition;</text:p>
            <text:p>- Speech synthesis;</text:p>
            <text:p>- Text mining;</text:p>
            <text:p>- Terminology extraction;</text:p>
            <text:p>- Corpus querying;</text:p>
            <text:p>- Treebank querying</text:p>
          </table:table-cell>
          <table:table-cell office:value-type="string" calcext:value-type="string">
            <text:p>- Language models;</text:p>
            <text:p>- Dictionaries / Lexica;</text:p>
            <text:p>- Treebanks;</text:p>
            <text:p>- Wordnets;</text:p>
            <text:p>- Linked open data;</text:p>
            <text:p>- Ontologies;</text:p>
            <text:p>- Termbanks</text:p>
          </table:table-cell>
          <table:table-cell office:value-type="string" calcext:value-type="string">
            <text:p>- Computer-mediated communication corpora (social media);</text:p>
            <text:p>- Corpora of academic texts;</text:p>
            <text:p>- Historical corpora;</text:p>
            <text:p>- L2 learner corpora;</text:p>
            <text:p>- Literary corpora;</text:p>
            <text:p>- Manually annotated corpora;</text:p>
            <text:p>- Multimodal corpora;</text:p>
            <text:p>- Newspaper corpora;</text:p>
            <text:p>- Parallel corpora;</text:p>
            <text:p>- Parliamentary corpora;</text:p>
            <text:p>- Reference corpora;</text:p>
            <text:p>- Spoken corpora;</text:p>
            <text:p>- Lexica;</text:p>
            <text:p>- Dictionaries;</text:p>
            <text:p>- Conceptual resources;</text:p>
            <text:p>- Wordlists</text:p>
          </table:table-cell>
          <table:table-cell office:value-type="string" calcext:value-type="string">
            <text:p>- Artificial intelligence;</text:p>
            <text:p>- Natural language processing;</text:p>
            <text:p>- Machine learning;</text:p>
            <text:p>- Data mining;</text:p>
            <text:p>- Lexicography;</text:p>
            <text:p>- Linked data</text:p>
          </table:table-cell>
          <table:table-cell table:number-columns-repeated="3"/>
          <table:table-cell office:value-type="string" calcext:value-type="string">
            <text:p>https://hdl.handle.net/11372/DOC-163</text:p>
          </table:table-cell>
          <table:table-cell office:value-type="string" calcext:value-type="string">
            <text:p>none</text:p>
          </table:table-cell>
          <table:table-cell office:value-type="string" calcext:value-type="string">
            <text:p>active</text:p>
          </table:table-cell>
          <table:table-cell table:number-columns-repeated="2"/>
          <table:table-cell office:value-type="string" calcext:value-type="string">
            <text:p>kcentres</text:p>
          </table:table-cell>
          <table:table-cell office:value-type="string" calcext:value-type="string">
            <text:p>2023-01-16 12:44:18</text:p>
          </table:table-cell>
          <table:table-cell office:value-type="float" office:value="607165100125" calcext:value-type="float">
            <text:p>607165100125</text:p>
          </table:table-cell>
          <table:table-cell/>
        </table:table-row>
        <table:table-row table:style-name="ro1">
          <table:table-cell office:value-type="float" office:value="111" calcext:value-type="float" table:number-columns-spanned="1" table:number-rows-spanned="10">
            <text:p>111</text:p>
          </table:table-cell>
          <table:table-cell office:value-type="string" calcext:value-type="string" table:number-columns-spanned="1" table:number-rows-spanned="10">
            <text:p>CLARIN Knowledge Centre for Data Management at Sikt</text:p>
          </table:table-cell>
          <table:table-cell office:value-type="string" calcext:value-type="string" table:number-columns-spanned="1" table:number-rows-spanned="10">
            <text:p>SIKT-K-centre</text:p>
          </table:table-cell>
          <table:table-cell office:value-type="string" calcext:value-type="string" table:number-columns-spanned="1" table:number-rows-spanned="10">
            <text:p>https://sikt.no/en/clarin-knowledge-centre-data-management</text:p>
          </table:table-cell>
          <table:table-cell office:value-type="string" calcext:value-type="string" table:number-columns-spanned="1" table:number-rows-spanned="10">
            <text:p>Trond Kvamme</text:p>
          </table:table-cell>
          <table:table-cell office:value-type="string" calcext:value-type="string" table:number-columns-spanned="1" table:number-rows-spanned="10">
            <text:p>trond.kvamme@sikt.no</text:p>
          </table:table-cell>
          <table:table-cell table:style-name="ce8" office:value-type="string" calcext:value-type="string" table:number-columns-spanned="1" table:number-rows-spanned="10">
            <text:p>(1) Sikt - Norwegian Agency for Shared Services in Education and Research, Bergen, Norway</text:p>
          </table:table-cell>
          <table:table-cell office:value-type="string" calcext:value-type="string" table:number-columns-spanned="1" table:number-rows-spanned="10">
            <text:p>Bergen</text:p>
          </table:table-cell>
          <table:table-cell office:value-type="string" calcext:value-type="string" table:number-columns-spanned="1" table:number-rows-spanned="10">
            <text:p>NO</text:p>
          </table:table-cell>
          <table:table-cell office:value-type="string" calcext:value-type="string" table:number-columns-spanned="1" table:number-rows-spanned="10">
            <text:p>2018-09-05</text:p>
          </table:table-cell>
          <table:table-cell office:value-type="string" calcext:value-type="string" table:number-columns-spanned="1" table:number-rows-spanned="10">
            <text:p>2018-12-04</text:p>
          </table:table-cell>
          <table:table-cell office:value-type="string" calcext:value-type="string" table:number-columns-spanned="1" table:number-rows-spanned="10">
            <text:p>2022-03-29</text:p>
          </table:table-cell>
          <table:table-cell office:value-type="string" calcext:value-type="string" table:number-columns-spanned="1" table:number-rows-spanned="10">
            <text:p>2025-03-28</text:p>
          </table:table-cell>
          <table:table-cell office:value-type="string" calcext:value-type="string" table:number-columns-spanned="1" table:number-rows-spanned="10">
            <text:p>Provides expertise in open data, data management, data sharing, data access, data archiving, and legal and ethical issues related to data protection and GDPR. Sikt has extensive data collections focusing on social sciences, humanities and medical and health research, and offers online services to make it easier to find and share research data.</text:p>
          </table:table-cell>
          <table:table-cell office:value-type="string" calcext:value-type="string" table:number-columns-spanned="1" table:number-rows-spanned="10">
            <text:p>- Researchers;</text:p>
            <text:p>- Students;</text:p>
            <text:p>- Social and humanities scientists;</text:p>
            <text:p>- Teachers;</text:p>
            <text:p>- General public;</text:p>
            <text:p>- Citizen scientists;</text:p>
            <text:p>- Journalists;</text:p>
            <text:p>- Politicians</text:p>
          </table:table-cell>
          <table:table-cell office:value-type="string" calcext:value-type="string" table:number-columns-spanned="1" table:number-rows-spanned="10">
            <text:p>- Data archiving;</text:p>
            <text:p>- Data curation;</text:p>
            <text:p>- Access to data;</text:p>
            <text:p>- Access to documentation;</text:p>
            <text:p>- Access to tools;</text:p>
            <text:p>- Data deposit;</text:p>
            <text:p>- Help/support;</text:p>
            <text:p>- Guidelines and online information resources;</text:p>
            <text:p>- FAQ;</text:p>
            <text:p>- Training</text:p>
          </table:table-cell>
          <table:table-cell table:number-columns-spanned="1" table:number-rows-spanned="10"/>
          <table:table-cell table:style-name="ce8" table:number-columns-spanned="1" table:number-rows-spanned="10"/>
          <table:table-cell table:style-name="ce8" table:number-columns-spanned="1" table:number-rows-spanned="10"/>
          <table:table-cell table:style-name="ce8" table:number-columns-spanned="1" table:number-rows-spanned="10"/>
          <table:table-cell table:style-name="ce8" table:number-columns-spanned="1" table:number-rows-spanned="10"/>
          <table:table-cell table:style-name="ce8" table:number-columns-spanned="1" table:number-rows-spanned="10"/>
          <table:table-cell table:style-name="ce8" table:number-columns-spanned="1" table:number-rows-spanned="10"/>
          <table:table-cell office:value-type="string" calcext:value-type="string" table:number-columns-spanned="1" table:number-rows-spanned="10">
            <text:p>- Data archiving;</text:p>
            <text:p>- Data curation;</text:p>
            <text:p>- Data management;</text:p>
            <text:p>- Data management planning;</text:p>
            <text:p>- Legal and ethical issues;</text:p>
            <text:p>- GDPR;</text:p>
            <text:p>- Data dissemination;</text:p>
            <text:p>- Metadata;</text:p>
            <text:p>- Survey data</text:p>
          </table:table-cell>
          <table:table-cell table:style-name="ce13" office:value-type="string" calcext:value-type="string" table:number-columns-spanned="1" table:number-rows-spanned="10">
            <text:p>- Data Protection Service;</text:p>
            <text:p>- Training</text:p>
          </table:table-cell>
          <table:table-cell table:number-columns-spanned="1" table:number-rows-spanned="10"/>
          <table:table-cell table:number-columns-spanned="1" table:number-rows-spanned="10"/>
          <table:table-cell office:value-type="string" calcext:value-type="string" table:number-columns-spanned="1" table:number-rows-spanned="10">
            <text:p>https://hdl.handle.net/11372/DOC-146</text:p>
          </table:table-cell>
          <table:table-cell office:value-type="float" office:value="63" calcext:value-type="float" table:number-columns-spanned="1" table:number-rows-spanned="10">
            <text:p>63</text:p>
          </table:table-cell>
          <table:table-cell office:value-type="string" calcext:value-type="string" table:number-columns-spanned="1" table:number-rows-spanned="10">
            <text:p>active</text:p>
          </table:table-cell>
          <table:table-cell table:number-columns-spanned="1" table:number-rows-spanned="10"/>
          <table:table-cell table:number-columns-spanned="1" table:number-rows-spanned="10"/>
          <table:table-cell office:value-type="string" calcext:value-type="string" table:number-columns-spanned="1" table:number-rows-spanned="10">
            <text:p>kcentres</text:p>
          </table:table-cell>
          <table:table-cell office:value-type="string" calcext:value-type="string" table:number-columns-spanned="1" table:number-rows-spanned="10">
            <text:p>2023-02-04 15:35:04</text:p>
          </table:table-cell>
          <table:table-cell office:value-type="float" office:value="226162209111" calcext:value-type="float" table:number-columns-spanned="1" table:number-rows-spanned="10">
            <text:p>226162209111</text:p>
          </table:table-cell>
          <table:table-cell table:number-columns-spanned="1" table:number-rows-spanned="10"/>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number-columns-repeated="7" table:style-name="ce9"/>
          <table:covered-table-cell table:number-columns-repeated="2" table:style-name="ce16"/>
          <table:covered-table-cell table:number-columns-repeated="10" table:style-name="ce9"/>
          <table:covered-table-cell table:style-name="ce21"/>
        </table:table-row>
        <table:table-row table:style-name="ro1">
          <table:covered-table-cell table:style-name="ce4"/>
          <table:covered-table-cell table:number-columns-repeated="13" table:style-name="ce10"/>
          <table:covered-table-cell table:number-columns-repeated="2" table:style-name="ce17"/>
          <table:covered-table-cell table:number-columns-repeated="7" table:style-name="ce10"/>
          <table:covered-table-cell table:number-columns-repeated="2" table:style-name="ce17"/>
          <table:covered-table-cell table:number-columns-repeated="10" table:style-name="ce10"/>
          <table:covered-table-cell table:style-name="ce22"/>
        </table:table-row>
        <table:table-row table:style-name="ro1">
          <table:table-cell table:style-name="ce5" office:value-type="float" office:value="127" calcext:value-type="float" table:number-columns-spanned="1" table:number-rows-spanned="14">
            <text:p>127</text:p>
          </table:table-cell>
          <table:table-cell table:style-name="ce11" office:value-type="string" calcext:value-type="string" table:number-columns-spanned="1" table:number-rows-spanned="14">
            <text:p>CLARIN Knowledge Centre for Learner Corpora</text:p>
          </table:table-cell>
          <table:table-cell table:style-name="ce11" office:value-type="string" calcext:value-type="string" table:number-columns-spanned="1" table:number-rows-spanned="14">
            <text:p>CKL2CORPORA</text:p>
          </table:table-cell>
          <table:table-cell table:style-name="ce11" office:value-type="string" calcext:value-type="string" table:number-columns-spanned="1" table:number-rows-spanned="14">
            <text:p>https://uclouvain.be/en/research-institutes/ilc/kc-l2corpora.html</text:p>
          </table:table-cell>
          <table:table-cell table:style-name="ce11" office:value-type="string" calcext:value-type="string" table:number-columns-spanned="1" table:number-rows-spanned="14">
            <text:p>Magali Paquot</text:p>
          </table:table-cell>
          <table:table-cell table:style-name="ce11" office:value-type="string" calcext:value-type="string" table:number-columns-spanned="1" table:number-rows-spanned="14">
            <text:p>magali.paquot@uclouvain.be</text:p>
          </table:table-cell>
          <table:table-cell table:style-name="ce11" office:value-type="string" calcext:value-type="string" table:number-columns-spanned="1" table:number-rows-spanned="14">
            <text:p>(1) Linguistic Research Unit (PLIN) - Language and Communication Institute (ILC), UCLouvain, Louvain-la-Neuve, Belgium</text:p>
          </table:table-cell>
          <table:table-cell table:style-name="ce11" office:value-type="string" calcext:value-type="string" table:number-columns-spanned="1" table:number-rows-spanned="14">
            <text:p>Louvain-la-Neuve</text:p>
          </table:table-cell>
          <table:table-cell table:style-name="ce11" office:value-type="string" calcext:value-type="string" table:number-columns-spanned="1" table:number-rows-spanned="14">
            <text:p>BE</text:p>
          </table:table-cell>
          <table:table-cell table:style-name="ce15" office:value-type="string" calcext:value-type="string" table:number-columns-spanned="1" table:number-rows-spanned="14">
            <text:p>2022-07-28</text:p>
          </table:table-cell>
          <table:table-cell table:style-name="ce15" office:value-type="string" calcext:value-type="string" table:number-columns-spanned="1" table:number-rows-spanned="14">
            <text:p>2022-11-28</text:p>
          </table:table-cell>
          <table:table-cell table:style-name="ce15" office:value-type="string" calcext:value-type="string" table:number-columns-spanned="1" table:number-rows-spanned="14">
            <text:p>2022-11-28</text:p>
          </table:table-cell>
          <table:table-cell table:style-name="ce15" office:value-type="string" calcext:value-type="string" table:number-columns-spanned="1" table:number-rows-spanned="14">
            <text:p>2025-11-27</text:p>
          </table:table-cell>
          <table:table-cell table:style-name="ce11" office:value-type="string" calcext:value-type="string" table:number-columns-spanned="1" table:number-rows-spanned="14">
            <text:p>The CLARIN Knowledge Centre for Learner Corpora offers advice and training services on the collection and use of learner corpora (i.e. electronic collections of language data produced by second or foreign language learners) for theoretical and applied purposes.</text:p>
          </table:table-cell>
          <table:table-cell office:value-type="string" calcext:value-type="string" table:number-columns-spanned="1" table:number-rows-spanned="14">
            <text:p>- Linguists;</text:p>
            <text:p>- Language teachers;</text:p>
            <text:p>- Computational linguists;</text:p>
            <text:p>- Language learners;</text:p>
            <text:p>- Citizen scientists</text:p>
          </table:table-cell>
          <table:table-cell office:value-type="string" calcext:value-type="string" table:number-columns-spanned="1" table:number-rows-spanned="14">
            <text:p>- Access to data;</text:p>
            <text:p>- Access to document templates;</text:p>
            <text:p>- Access to documentation;</text:p>
            <text:p>- Access to tools;</text:p>
            <text:p>- FAQ;</text:p>
            <text:p>- Helpdesk;</text:p>
            <text:p>- How-to documents;</text:p>
            <text:p>- Training;</text:p>
            <text:p>- Technical support;</text:p>
            <text:p>- User assistance</text:p>
          </table:table-cell>
          <table:table-cell table:style-name="ce11" table:number-columns-spanned="1" table:number-rows-spanned="14"/>
          <table:table-cell office:value-type="string" calcext:value-type="string" table:number-columns-spanned="1" table:number-rows-spanned="14">
            <text:p>- Dutch;</text:p>
            <text:p>- English;</text:p>
            <text:p>- French;</text:p>
            <text:p>- German;</text:p>
            <text:p>- Spanish</text:p>
          </table:table-cell>
          <table:table-cell office:value-type="string" calcext:value-type="string" table:number-columns-spanned="1" table:number-rows-spanned="14">
            <text:p>- Audio: speech;</text:p>
            <text:p>- Text</text:p>
          </table:table-cell>
          <table:table-cell office:value-type="string" calcext:value-type="string" table:number-columns-spanned="1" table:number-rows-spanned="14">
            <text:p>- Applied linguistics;</text:p>
            <text:p>- Corpus linguistics;</text:p>
            <text:p>- Second language acquisition;</text:p>
            <text:p>- Computational linguistics;</text:p>
            <text:p>- Translation studies;</text:p>
            <text:p>- Language variation;</text:p>
            <text:p>- Learner corpus design;</text:p>
            <text:p>- Learner corpus compilation;</text:p>
            <text:p>- Spoken data transcription;</text:p>
            <text:p>- Manual annotation;</text:p>
            <text:p>- Learner corpus research;</text:p>
            <text:p>- Discourse;</text:p>
            <text:p>- Phraseology;</text:p>
            <text:p>- Linguistic complexity</text:p>
          </table:table-cell>
          <table:table-cell office:value-type="string" calcext:value-type="string" table:number-columns-spanned="1" table:number-rows-spanned="14">
            <text:p>- Part-of-speech tagging;</text:p>
            <text:p>- Parsing;</text:p>
            <text:p>- Measuring readabity;</text:p>
            <text:p>- Automatic annotation;</text:p>
            <text:p>- Natural language processing</text:p>
          </table:table-cell>
          <table:table-cell table:style-name="ce11" table:number-columns-spanned="1" table:number-rows-spanned="14"/>
          <table:table-cell office:value-type="string" calcext:value-type="string" table:number-columns-spanned="1" table:number-rows-spanned="14">
            <text:p>- Computer-mediated communication corpora (social media);</text:p>
            <text:p>- Corpora of academic texts;</text:p>
            <text:p>- L2 learner corpora;</text:p>
            <text:p>- Manually annotated corpora;</text:p>
            <text:p>- Newspaper corpora;</text:p>
            <text:p>- Parallel corpora;</text:p>
            <text:p>- Reference corpora;</text:p>
            <text:p>- Spoken corpora</text:p>
          </table:table-cell>
          <table:table-cell office:value-type="string" calcext:value-type="string" table:number-columns-spanned="1" table:number-rows-spanned="14">
            <text:p>- Ethical issues;</text:p>
            <text:p>- Metadata</text:p>
          </table:table-cell>
          <table:table-cell table:style-name="ce11" table:number-columns-spanned="1" table:number-rows-spanned="14"/>
          <table:table-cell table:style-name="ce11" table:number-columns-spanned="1" table:number-rows-spanned="14"/>
          <table:table-cell table:style-name="ce11" table:number-columns-spanned="1" table:number-rows-spanned="14"/>
          <table:table-cell table:style-name="ce11" table:number-columns-spanned="1" table:number-rows-spanned="14"/>
          <table:table-cell table:style-name="ce11" table:number-columns-spanned="1" table:number-rows-spanned="14"/>
          <table:table-cell table:style-name="ce11" office:value-type="string" calcext:value-type="string" table:number-columns-spanned="1" table:number-rows-spanned="14">
            <text:p>active</text:p>
          </table:table-cell>
          <table:table-cell table:style-name="ce11" table:number-columns-spanned="1" table:number-rows-spanned="14"/>
          <table:table-cell table:style-name="ce11" table:number-columns-spanned="1" table:number-rows-spanned="14"/>
          <table:table-cell table:style-name="ce11" office:value-type="string" calcext:value-type="string" table:number-columns-spanned="1" table:number-rows-spanned="14">
            <text:p>kcentres</text:p>
          </table:table-cell>
          <table:table-cell table:style-name="ce15" office:value-type="string" calcext:value-type="string" table:number-columns-spanned="1" table:number-rows-spanned="14">
            <text:p>2023-02-08 14:37:20</text:p>
          </table:table-cell>
          <table:table-cell table:style-name="ce11" office:value-type="float" office:value="1111165222127" calcext:value-type="float" table:number-columns-spanned="1" table:number-rows-spanned="14">
            <text:p>1111165222127</text:p>
          </table:table-cell>
          <table:table-cell table:style-name="ce23" table:number-columns-spanned="1" table:number-rows-spanned="14"/>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3"/>
          <table:covered-table-cell table:number-columns-repeated="5" table:style-name="ce9"/>
          <table:covered-table-cell/>
          <table:covered-table-cell table:number-columns-repeated="7" table:style-name="ce9"/>
          <table:covered-table-cell table:number-columns-repeated="2" table:style-name="ce16"/>
          <table:covered-table-cell table:style-name="ce9"/>
          <table:covered-table-cell table:number-columns-repeated="4" table:style-name="ce16"/>
          <table:covered-table-cell table:style-name="ce9"/>
          <table:covered-table-cell table:number-columns-repeated="2" table:style-name="ce16"/>
          <table:covered-table-cell table:number-columns-repeated="11" table:style-name="ce9"/>
          <table:covered-table-cell table:style-name="ce21"/>
        </table:table-row>
        <table:table-row table:style-name="ro1">
          <table:covered-table-cell table:style-name="ce6"/>
          <table:covered-table-cell table:number-columns-repeated="13" table:style-name="ce12"/>
          <table:covered-table-cell table:number-columns-repeated="2" table:style-name="ce18"/>
          <table:covered-table-cell table:style-name="ce12"/>
          <table:covered-table-cell table:number-columns-repeated="4" table:style-name="ce18"/>
          <table:covered-table-cell table:style-name="ce12"/>
          <table:covered-table-cell table:number-columns-repeated="2" table:style-name="ce18"/>
          <table:covered-table-cell table:number-columns-repeated="11" table:style-name="ce12"/>
          <table:covered-table-cell table:style-name="ce24"/>
        </table:table-row>
      </table:table>
      <table:named-expressions>
        <table:named-range table:name="HTML_1" table:base-cell-address="$Sheet1.$A$1" table:cell-range-address="$Sheet1.$A$1:.$AJ$50"/>
        <table:named-range table:name="HTML_2" table:base-cell-address="$Sheet1.$A$1" table:cell-range-address="$Sheet1.$A$1:.$AJ$50"/>
        <table:named-range table:name="HTML_all" table:base-cell-address="$Sheet1.$A$1" table:cell-range-address="$Sheet1.$A$1:.$AJ$50"/>
        <table:named-range table:name="HTML_tables" table:base-cell-address="$Sheet1.$A$1" table:cell-range-address="$Sheet1.$A$1:.$A$1"/>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3-21T14:19:24.789995737</dc:date>
    <meta:editing-duration>PT1H16M6S</meta:editing-duration>
    <meta:editing-cycles>10</meta:editing-cycles>
    <meta:generator>LibreOffice/6.4.7.2$Linux_X86_64 LibreOffice_project/40$Build-2</meta:generator>
    <meta:document-statistic meta:table-count="1" meta:cell-count="838" meta:object-count="0"/>
  </office:meta>
</office:document-meta>
</file>